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4" style:family="table-cell" style:parent-style-name="Default"/>
    <style:style style:name="ce6" style:family="table-cell" style:parent-style-name="Default"/>
    <style:style style:name="ce2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7" table:formula="of:=[Audio.M2]" office:value-type="float" office:value="0.309129138" calcext:value-type="float">
            <text:p>0.309129138</text:p>
          </table:table-cell>
          <table:table-cell table:formula="of:=[Audio.N2]" office:value-type="float" office:value="0.12612201375539" calcext:value-type="float">
            <text:p>0.126122013755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7" table:formula="of:=[Audio.M3]" office:value-type="float" office:value="0.722964965" calcext:value-type="float">
            <text:p>0.722964965</text:p>
          </table:table-cell>
          <table:table-cell table:formula="of:=[Audio.N3]" office:value-type="float" office:value="0.016287774440165" calcext:value-type="float">
            <text:p>0.0162877744401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7" table:formula="of:=[Audio.M4]" office:value-type="float" office:value="0.441205885" calcext:value-type="float">
            <text:p>0.441205885</text:p>
          </table:table-cell>
          <table:table-cell table:formula="of:=[Audio.N4]" office:value-type="float" office:value="0.00825915422325939" calcext:value-type="float">
            <text:p>0.008259154223259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4" table:formula="of:=[MEG.M2]" office:value-type="float" office:value="0.444549139" calcext:value-type="float">
            <text:p>0.444549139</text:p>
          </table:table-cell>
          <table:table-cell table:formula="of:=[MEG.N2]" office:value-type="float" office:value="0.108643132359902" calcext:value-type="float">
            <text:p>0.1086431323599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4" table:formula="of:=[MEG.M3]" office:value-type="float" office:value="0.871004111" calcext:value-type="float">
            <text:p>0.871004111</text:p>
          </table:table-cell>
          <table:table-cell table:formula="of:=[MEG.N3]" office:value-type="float" office:value="0.00889188655825378" calcext:value-type="float">
            <text:p>0.0088918865582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4" table:formula="of:=[MEG.M4]" office:value-type="float" office:value="0.65671212" calcext:value-type="float">
            <text:p>0.65671212</text:p>
          </table:table-cell>
          <table:table-cell table:formula="of:=[MEG.N4]" office:value-type="float" office:value="0.0170279427146219" calcext:value-type="float">
            <text:p>0.01702794271462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6" table:formula="of:=[Fusion.M2]" office:value-type="float" office:value="0.189485647" calcext:value-type="float">
            <text:p>0.189485647</text:p>
          </table:table-cell>
          <table:table-cell table:formula="of:=[Fusion.N2]" office:value-type="float" office:value="0.0360765733827979" calcext:value-type="float">
            <text:p>0.0360765733827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6" table:formula="of:=[Fusion.M3]" office:value-type="float" office:value="0.8946527" calcext:value-type="float">
            <text:p>0.8946527</text:p>
          </table:table-cell>
          <table:table-cell table:formula="of:=[Fusion.N3]" office:value-type="float" office:value="0.00440272543625222" calcext:value-type="float">
            <text:p>0.0044027254362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6" table:formula="of:=[Fusion.M4]" office:value-type="float" office:value="0.696618031" calcext:value-type="float">
            <text:p>0.696618031</text:p>
          </table:table-cell>
          <table:table-cell table:formula="of:=[Fusion.N4]" office:value-type="float" office:value="0.0158047372399294" calcext:value-type="float">
            <text:p>0.015804737239929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7:Summary.C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2:Summary.C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Audio" table:style-name="ta1">
        <table:table-column table:style-name="co2" table:default-cell-style-name="Default"/>
        <table:table-column table:style-name="co3" table:number-columns-repeated="7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Default" office:value-type="float" office:value="0.21227272" calcext:value-type="float">
            <text:p>0.21227272</text:p>
          </table:table-cell>
          <table:table-cell table:style-name="Default" office:value-type="float" office:value="0.21418826" calcext:value-type="float">
            <text:p>0.21418826</text:p>
          </table:table-cell>
          <table:table-cell table:style-name="Default" office:value-type="float" office:value="0.21090908" calcext:value-type="float">
            <text:p>0.21090908</text:p>
          </table:table-cell>
          <table:table-cell table:style-name="Default" office:value-type="float" office:value="0.21363636" calcext:value-type="float">
            <text:p>0.21363636</text:p>
          </table:table-cell>
          <table:table-cell table:style-name="Default" office:value-type="float" office:value="0.21727272" calcext:value-type="float">
            <text:p>0.21727272</text:p>
          </table:table-cell>
          <table:table-cell table:style-name="Default" office:value-type="float" office:value="0.21236925" calcext:value-type="float">
            <text:p>0.21236925</text:p>
          </table:table-cell>
          <table:table-cell table:style-name="Default" office:value-type="float" office:value="0.41499999" calcext:value-type="float">
            <text:p>0.41499999</text:p>
          </table:table-cell>
          <table:table-cell office:value-type="float" office:value="0.41473395" calcext:value-type="float">
            <text:p>0.41473395</text:p>
          </table:table-cell>
          <table:table-cell office:value-type="float" office:value="0.48409089" calcext:value-type="float">
            <text:p>0.48409089</text:p>
          </table:table-cell>
          <table:table-cell office:value-type="float" office:value="0.49681816" calcext:value-type="float">
            <text:p>0.49681816</text:p>
          </table:table-cell>
          <table:table-cell/>
          <table:table-cell table:formula="of:=AVERAGE([.B2:.K2])" office:value-type="float" office:value="0.309129138" calcext:value-type="float">
            <text:p>0.309129138</text:p>
          </table:table-cell>
          <table:table-cell table:formula="of:=STDEV([.B2:.K2])" office:value-type="float" office:value="0.12612201375539" calcext:value-type="float">
            <text:p>0.12612201375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Default" office:value-type="float" office:value="0.68121872" calcext:value-type="float">
            <text:p>0.68121872</text:p>
          </table:table-cell>
          <table:table-cell table:style-name="Default" office:value-type="float" office:value="0.74079124" calcext:value-type="float">
            <text:p>0.74079124</text:p>
          </table:table-cell>
          <table:table-cell table:style-name="Default" office:value-type="float" office:value="0.71123235" calcext:value-type="float">
            <text:p>0.71123235</text:p>
          </table:table-cell>
          <table:table-cell table:style-name="Default" office:value-type="float" office:value="0.72623919" calcext:value-type="float">
            <text:p>0.72623919</text:p>
          </table:table-cell>
          <table:table-cell table:style-name="Default" office:value-type="float" office:value="0.72714868" calcext:value-type="float">
            <text:p>0.72714868</text:p>
          </table:table-cell>
          <table:table-cell table:style-name="Default" office:value-type="float" office:value="0.7298772" calcext:value-type="float">
            <text:p>0.7298772</text:p>
          </table:table-cell>
          <table:table-cell table:style-name="Default" office:value-type="float" office:value="0.72851295" calcext:value-type="float">
            <text:p>0.72851295</text:p>
          </table:table-cell>
          <table:table-cell office:value-type="float" office:value="0.7280582" calcext:value-type="float">
            <text:p>0.7280582</text:p>
          </table:table-cell>
          <table:table-cell office:value-type="float" office:value="0.72851294" calcext:value-type="float">
            <text:p>0.72851294</text:p>
          </table:table-cell>
          <table:table-cell office:value-type="float" office:value="0.72805818" calcext:value-type="float">
            <text:p>0.72805818</text:p>
          </table:table-cell>
          <table:table-cell/>
          <table:table-cell table:formula="of:=AVERAGE([.B3:.K3])" office:value-type="float" office:value="0.722964965" calcext:value-type="float">
            <text:p>0.722964965</text:p>
          </table:table-cell>
          <table:table-cell table:formula="of:=STDEV([.B3:.K3])" office:value-type="float" office:value="0.016287774440165" calcext:value-type="float">
            <text:p>0.016287774440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style-name="Default" office:value-type="float" office:value="0.45020462" calcext:value-type="float">
            <text:p>0.45020462</text:p>
          </table:table-cell>
          <table:table-cell table:style-name="Default" office:value-type="float" office:value="0.43656206" calcext:value-type="float">
            <text:p>0.43656206</text:p>
          </table:table-cell>
          <table:table-cell table:style-name="Default" office:value-type="float" office:value="0.44520235" calcext:value-type="float">
            <text:p>0.44520235</text:p>
          </table:table-cell>
          <table:table-cell table:style-name="Default" office:value-type="float" office:value="0.44838562" calcext:value-type="float">
            <text:p>0.44838562</text:p>
          </table:table-cell>
          <table:table-cell table:style-name="Default" office:value-type="float" office:value="0.43292404" calcext:value-type="float">
            <text:p>0.43292404</text:p>
          </table:table-cell>
          <table:table-cell table:style-name="Default" office:value-type="float" office:value="0.43929057" calcext:value-type="float">
            <text:p>0.43929057</text:p>
          </table:table-cell>
          <table:table-cell table:style-name="Default" office:value-type="float" office:value="0.43383355" calcext:value-type="float">
            <text:p>0.43383355</text:p>
          </table:table-cell>
          <table:table-cell office:value-type="float" office:value="0.45363635" calcext:value-type="float">
            <text:p>0.45363635</text:p>
          </table:table-cell>
          <table:table-cell office:value-type="float" office:value="0.44338335" calcext:value-type="float">
            <text:p>0.44338335</text:p>
          </table:table-cell>
          <table:table-cell office:value-type="float" office:value="0.42863634" calcext:value-type="float">
            <text:p>0.42863634</text:p>
          </table:table-cell>
          <table:table-cell/>
          <table:table-cell table:formula="of:=AVERAGE([.B4:.K4])" office:value-type="float" office:value="0.441205885" calcext:value-type="float">
            <text:p>0.441205885</text:p>
          </table:table-cell>
          <table:table-cell table:formula="of:=STDEV([.B4:.K4])" office:value-type="float" office:value="0.00825915422325939" calcext:value-type="float">
            <text:p>0.008259154223259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5.268" calcext:value-type="float">
            <text:p>15.268</text:p>
          </table:table-cell>
          <table:table-cell office:value-type="float" office:value="0.70445" calcext:value-type="float">
            <text:p>0.70445</text:p>
          </table:table-cell>
          <table:table-cell office:value-type="float" office:value="3.7546" calcext:value-type="float">
            <text:p>3.754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" calcext:value-type="float">
            <text:p>0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4092" calcext:value-type="float">
            <text:p>0.409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9" table:formula="of:=[.B9]/SUM([.B9:.H9])" office:value-type="float" office:value="0.716503082023835" calcext:value-type="float">
            <text:p>0.716503082023835</text:p>
          </table:table-cell>
          <table:table-cell table:style-name="ce9" table:formula="of:=[.C9]/SUM([.B9:.H9])" office:value-type="float" office:value="0.0330587238755365" calcext:value-type="float">
            <text:p>0.033058723875537</text:p>
          </table:table-cell>
          <table:table-cell table:style-name="ce9" table:formula="of:=[.D9]/SUM([.B9:.H9])" office:value-type="float" office:value="0.176197437239107" calcext:value-type="float">
            <text:p>0.176197437239107</text:p>
          </table:table-cell>
          <table:table-cell table:style-name="ce9" table:formula="of:=[.E9]/SUM([.B9:.H9])" office:value-type="float" office:value="0.0415973494829662" calcext:value-type="float">
            <text:p>0.041597349482966</text:p>
          </table:table-cell>
          <table:table-cell table:style-name="ce9" table:formula="of:=[.F9]/SUM([.B9:.H9])" office:value-type="float" office:value="0" calcext:value-type="float">
            <text:p>0</text:p>
          </table:table-cell>
          <table:table-cell table:style-name="ce9" table:formula="of:=[.G9]/SUM([.B9:.H9])" office:value-type="float" office:value="0.0134402988401642" calcext:value-type="float">
            <text:p>0.013440298840164</text:p>
          </table:table-cell>
          <table:table-cell table:style-name="ce9" table:formula="of:=[.H9]/SUM([.B9:.H9])" office:value-type="float" office:value="0.019203108538391" calcext:value-type="float">
            <text:p>0.019203108538391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0.3228" calcext:value-type="float">
            <text:p>10.3228</text:p>
          </table:table-cell>
          <table:table-cell office:value-type="float" office:value="0.4" calcext:value-type="float">
            <text:p>0.4</text:p>
          </table:table-cell>
          <table:table-cell office:value-type="float" office:value="2.31838" calcext:value-type="float">
            <text:p>2.31838</text:p>
          </table:table-cell>
          <table:table-cell office:value-type="float" office:value="0.52727" calcext:value-type="float">
            <text:p>0.5272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9086" calcext:value-type="float">
            <text:p>0.7908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9" table:formula="of:=[.B10]/SUM([.B10:.H10])" office:value-type="float" office:value="0.713920650432144" calcext:value-type="float">
            <text:p>0.713920650432144</text:p>
          </table:table-cell>
          <table:table-cell table:style-name="ce9" table:formula="of:=[.C10]/SUM([.B10:.H10])" office:value-type="float" office:value="0.0276638373477019" calcext:value-type="float">
            <text:p>0.027663837347702</text:p>
          </table:table-cell>
          <table:table-cell table:style-name="ce9" table:formula="of:=[.D10]/SUM([.B10:.H10])" office:value-type="float" office:value="0.160338218075413" calcext:value-type="float">
            <text:p>0.160338218075413</text:p>
          </table:table-cell>
          <table:table-cell table:style-name="ce9" table:formula="of:=[.E10]/SUM([.B10:.H10])" office:value-type="float" office:value="0.036465778795807" calcext:value-type="float">
            <text:p>0.036465778795807</text:p>
          </table:table-cell>
          <table:table-cell table:style-name="ce9" table:formula="of:=[.F10]/SUM([.B10:.H10])" office:value-type="float" office:value="0" calcext:value-type="float">
            <text:p>0</text:p>
          </table:table-cell>
          <table:table-cell table:style-name="ce9" table:formula="of:=[.G10]/SUM([.B10:.H10])" office:value-type="float" office:value="0.00691595933692548" calcext:value-type="float">
            <text:p>0.006915959336925</text:p>
          </table:table-cell>
          <table:table-cell table:style-name="ce9" table:formula="of:=[.H10]/SUM([.B10:.H10])" office:value-type="float" office:value="0.0546955560120089" calcext:value-type="float">
            <text:p>0.05469555601200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6.9276" calcext:value-type="float">
            <text:p>6.9276</text:p>
          </table:table-cell>
          <table:table-cell office:value-type="float" office:value="0.086258" calcext:value-type="float">
            <text:p>0.086258</text:p>
          </table:table-cell>
          <table:table-cell office:value-type="float" office:value="2.83199" calcext:value-type="float">
            <text:p>2.83199</text:p>
          </table:table-cell>
          <table:table-cell office:value-type="float" office:value="0.27773" calcext:value-type="float">
            <text:p>0.27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549" calcext:value-type="float">
            <text:p>0.0454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9" table:formula="of:=[.B11]/SUM([.B11:.H11])" office:value-type="float" office:value="0.681242371473964" calcext:value-type="float">
            <text:p>0.681242371473964</text:p>
          </table:table-cell>
          <table:table-cell table:style-name="ce9" table:formula="of:=[.C11]/SUM([.B11:.H11])" office:value-type="float" office:value="0.00848238992993262" calcext:value-type="float">
            <text:p>0.008482389929933</text:p>
          </table:table-cell>
          <table:table-cell table:style-name="ce9" table:formula="of:=[.D11]/SUM([.B11:.H11])" office:value-type="float" office:value="0.278490614872474" calcext:value-type="float">
            <text:p>0.278490614872474</text:p>
          </table:table-cell>
          <table:table-cell table:style-name="ce9" table:formula="of:=[.E11]/SUM([.B11:.H11])" office:value-type="float" office:value="0.027311254089362" calcext:value-type="float">
            <text:p>0.027311254089362</text:p>
          </table:table-cell>
          <table:table-cell table:style-name="ce9" table:formula="of:=[.F11]/SUM([.B11:.H11])" office:value-type="float" office:value="0" calcext:value-type="float">
            <text:p>0</text:p>
          </table:table-cell>
          <table:table-cell table:style-name="ce9" table:formula="of:=[.G11]/SUM([.B11:.H11])" office:value-type="float" office:value="0" calcext:value-type="float">
            <text:p>0</text:p>
          </table:table-cell>
          <table:table-cell table:style-name="ce9" table:formula="of:=[.H11]/SUM([.B11:.H11])" office:value-type="float" office:value="0.00447336963426737" calcext:value-type="float">
            <text:p>0.004473369634267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6.5362" calcext:value-type="float">
            <text:p>6.536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.83187" calcext:value-type="float">
            <text:p>2.83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56" calcext:value-type="float">
            <text:p>0.5956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9" table:formula="of:=[.B12]/SUM([.B12:.H12])" office:value-type="float" office:value="0.612940948097606" calcext:value-type="float">
            <text:p>0.612940948097606</text:p>
          </table:table-cell>
          <table:table-cell table:style-name="ce9" table:formula="of:=[.C12]/SUM([.B12:.H12])" office:value-type="float" office:value="0.0375105381168022" calcext:value-type="float">
            <text:p>0.037510538116802</text:p>
          </table:table-cell>
          <table:table-cell table:style-name="ce9" table:formula="of:=[.D12]/SUM([.B12:.H12])" office:value-type="float" office:value="0.0281329035876016" calcext:value-type="float">
            <text:p>0.028132903587602</text:p>
          </table:table-cell>
          <table:table-cell table:style-name="ce9" table:formula="of:=[.E12]/SUM([.B12:.H12])" office:value-type="float" office:value="0.265562418942072" calcext:value-type="float">
            <text:p>0.265562418942072</text:p>
          </table:table-cell>
          <table:table-cell table:style-name="ce9" table:formula="of:=[.F12]/SUM([.B12:.H12])" office:value-type="float" office:value="0" calcext:value-type="float">
            <text:p>0</text:p>
          </table:table-cell>
          <table:table-cell table:style-name="ce9" table:formula="of:=[.G12]/SUM([.B12:.H12])" office:value-type="float" office:value="0" calcext:value-type="float">
            <text:p>0</text:p>
          </table:table-cell>
          <table:table-cell table:style-name="ce9" table:formula="of:=[.H12]/SUM([.B12:.H12])" office:value-type="float" office:value="0.0558531912559185" calcext:value-type="float">
            <text:p>0.055853191255919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9" table:formula="of:=[.B13]/SUM([.B13:.H13])" office:value-type="string" office:string-value="" calcext:value-type="error">
            <text:p>#DIV/0!</text:p>
          </table:table-cell>
          <table:table-cell table:style-name="ce9" table:formula="of:=[.C13]/SUM([.B13:.H13])" office:value-type="string" office:string-value="" calcext:value-type="error">
            <text:p>#DIV/0!</text:p>
          </table:table-cell>
          <table:table-cell table:style-name="ce9" table:formula="of:=[.D13]/SUM([.B13:.H13])" office:value-type="string" office:string-value="" calcext:value-type="error">
            <text:p>#DIV/0!</text:p>
          </table:table-cell>
          <table:table-cell table:style-name="ce9" table:formula="of:=[.E13]/SUM([.B13:.H13])" office:value-type="string" office:string-value="" calcext:value-type="error">
            <text:p>#DIV/0!</text:p>
          </table:table-cell>
          <table:table-cell table:style-name="ce9" table:formula="of:=[.F13]/SUM([.B13:.H13])" office:value-type="string" office:string-value="" calcext:value-type="error">
            <text:p>#DIV/0!</text:p>
          </table:table-cell>
          <table:table-cell table:style-name="ce9" table:formula="of:=[.G13]/SUM([.B13:.H13])" office:value-type="string" office:string-value="" calcext:value-type="error">
            <text:p>#DIV/0!</text:p>
          </table:table-cell>
          <table:table-cell table:style-name="ce9"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9.4093" calcext:value-type="float">
            <text:p>9.4093</text:p>
          </table:table-cell>
          <table:table-cell office:value-type="float" office:value="0.31809" calcext:value-type="float">
            <text:p>0.31809</text:p>
          </table:table-cell>
          <table:table-cell office:value-type="float" office:value="0" calcext:value-type="float">
            <text:p>0</text:p>
          </table:table-cell>
          <table:table-cell office:value-type="float" office:value="0.42273" calcext:value-type="float">
            <text:p>0.42273</text:p>
          </table:table-cell>
          <table:table-cell office:value-type="float" office:value="0" calcext:value-type="float">
            <text:p>0</text:p>
          </table:table-cell>
          <table:table-cell office:value-type="float" office:value="3.059" calcext:value-type="float">
            <text:p>3.059</text:p>
          </table:table-cell>
          <table:table-cell office:value-type="float" office:value="1.0546" calcext:value-type="float">
            <text:p>1.0546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9" table:formula="of:=[.B14]/SUM([.B14:.H14])" office:value-type="float" office:value="0.659666622732359" calcext:value-type="float">
            <text:p>0.659666622732359</text:p>
          </table:table-cell>
          <table:table-cell table:style-name="ce9" table:formula="of:=[.C14]/SUM([.B14:.H14])" office:value-type="float" office:value="0.0223006340561929" calcext:value-type="float">
            <text:p>0.022300634056193</text:p>
          </table:table-cell>
          <table:table-cell table:style-name="ce9" table:formula="of:=[.D14]/SUM([.B14:.H14])" office:value-type="float" office:value="0" calcext:value-type="float">
            <text:p>0</text:p>
          </table:table-cell>
          <table:table-cell table:style-name="ce9" table:formula="of:=[.E14]/SUM([.B14:.H14])" office:value-type="float" office:value="0.0296367287075181" calcext:value-type="float">
            <text:p>0.029636728707518</text:p>
          </table:table-cell>
          <table:table-cell table:style-name="ce9" table:formula="of:=[.F14]/SUM([.B14:.H14])" office:value-type="float" office:value="0" calcext:value-type="float">
            <text:p>0</text:p>
          </table:table-cell>
          <table:table-cell table:style-name="ce9" table:formula="of:=[.G14]/SUM([.B14:.H14])" office:value-type="float" office:value="0.214460182897589" calcext:value-type="float">
            <text:p>0.214460182897589</text:p>
          </table:table-cell>
          <table:table-cell table:style-name="ce9" table:formula="of:=[.H14]/SUM([.B14:.H14])" office:value-type="float" office:value="0.0739358316063411" calcext:value-type="float">
            <text:p>0.07393583160634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9.15" calcext:value-type="float">
            <text:p>19.15</text:p>
          </table:table-cell>
          <table:table-cell office:value-type="float" office:value="1.0273" calcext:value-type="float">
            <text:p>1.0273</text:p>
          </table:table-cell>
          <table:table-cell office:value-type="float" office:value="0.11818" calcext:value-type="float">
            <text:p>0.11818</text:p>
          </table:table-cell>
          <table:table-cell office:value-type="float" office:value="0.20458" calcext:value-type="float">
            <text:p>0.20458</text:p>
          </table:table-cell>
          <table:table-cell office:value-type="float" office:value="0" calcext:value-type="float">
            <text:p>0</text:p>
          </table:table-cell>
          <table:table-cell office:value-type="float" office:value="1.6227" calcext:value-type="float">
            <text:p>1.6227</text:p>
          </table:table-cell>
          <table:table-cell office:value-type="float" office:value="6.51806" calcext:value-type="float">
            <text:p>6.51806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9" table:formula="of:=[.B15]/SUM([.B15:.H15])" office:value-type="float" office:value="0.668626107772054" calcext:value-type="float">
            <text:p>0.668626107772054</text:p>
          </table:table-cell>
          <table:table-cell table:style-name="ce9" table:formula="of:=[.C15]/SUM([.B15:.H15])" office:value-type="float" office:value="0.0358683864498293" calcext:value-type="float">
            <text:p>0.035868386449829</text:p>
          </table:table-cell>
          <table:table-cell table:style-name="ce9" table:formula="of:=[.D15]/SUM([.B15:.H15])" office:value-type="float" office:value="0.0041262785073891" calcext:value-type="float">
            <text:p>0.004126278507389</text:p>
          </table:table-cell>
          <table:table-cell table:style-name="ce9" table:formula="of:=[.E15]/SUM([.B15:.H15])" office:value-type="float" office:value="0.00714295191268965" calcext:value-type="float">
            <text:p>0.00714295191269</text:p>
          </table:table-cell>
          <table:table-cell table:style-name="ce9" table:formula="of:=[.F15]/SUM([.B15:.H15])" office:value-type="float" office:value="0" calcext:value-type="float">
            <text:p>0</text:p>
          </table:table-cell>
          <table:table-cell table:style-name="ce9" table:formula="of:=[.G15]/SUM([.B15:.H15])" office:value-type="float" office:value="0.0566568973933009" calcext:value-type="float">
            <text:p>0.056656897393301</text:p>
          </table:table-cell>
          <table:table-cell table:style-name="ce9" table:formula="of:=[.H15]/SUM([.B15:.H15])" office:value-type="float" office:value="0.227579377964737" calcext:value-type="float">
            <text:p>0.227579377964737</text:p>
          </table:table-cell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5.4689" calcext:value-type="float">
            <text:p>15.4689</text:p>
          </table:table-cell>
          <table:table-cell office:value-type="float" office:value="0.98204" calcext:value-type="float">
            <text:p>0.98204</text:p>
          </table:table-cell>
          <table:table-cell office:value-type="float" office:value="1.44084" calcext:value-type="float">
            <text:p>1.44084</text:p>
          </table:table-cell>
          <table:table-cell office:value-type="float" office:value="0.8909" calcext:value-type="float">
            <text:p>0.8909</text:p>
          </table:table-cell>
          <table:table-cell office:value-type="float" office:value="1.822874" calcext:value-type="float">
            <text:p>1.822874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25457" calcext:value-type="float">
            <text:p>0.2545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0" table:formula="of:=[.B19]/SUM([.B19:.H19])" office:value-type="float" office:value="0.72651489832483" calcext:value-type="float">
            <text:p>0.72651489832483</text:p>
          </table:table-cell>
          <table:table-cell table:style-name="ce10" table:formula="of:=[.C19]/SUM([.B19:.H19])" office:value-type="float" office:value="0.0461226519501009" calcext:value-type="float">
            <text:p>0.046122651950101</text:p>
          </table:table-cell>
          <table:table-cell table:style-name="ce10" table:formula="of:=[.D19]/SUM([.B19:.H19])" office:value-type="float" office:value="0.0676707281126872" calcext:value-type="float">
            <text:p>0.067670728112687</text:p>
          </table:table-cell>
          <table:table-cell table:style-name="ce10" table:formula="of:=[.E19]/SUM([.B19:.H19])" office:value-type="float" office:value="0.041842155739425" calcext:value-type="float">
            <text:p>0.041842155739425</text:p>
          </table:table-cell>
          <table:table-cell table:style-name="ce10" table:formula="of:=[.F19]/SUM([.B19:.H19])" office:value-type="float" office:value="0.085613399709674" calcext:value-type="float">
            <text:p>0.085613399709674</text:p>
          </table:table-cell>
          <table:table-cell table:style-name="ce10" table:formula="of:=[.G19]/SUM([.B19:.H19])" office:value-type="float" office:value="0.0202799897275605" calcext:value-type="float">
            <text:p>0.020279989727561</text:p>
          </table:table-cell>
          <table:table-cell table:style-name="ce10" table:formula="of:=[.H19]/SUM([.B19:.H19])" office:value-type="float" office:value="0.0119561764357228" calcext:value-type="float">
            <text:p>0.01195617643572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.6999" calcext:value-type="float">
            <text:p>0.6999</text:p>
          </table:table-cell>
          <table:table-cell office:value-type="float" office:value="9.1906" calcext:value-type="float">
            <text:p>9.1906</text:p>
          </table:table-cell>
          <table:table-cell office:value-type="float" office:value="2.2543" calcext:value-type="float">
            <text:p>2.2543</text:p>
          </table:table-cell>
          <table:table-cell office:value-type="float" office:value="0.60468" calcext:value-type="float">
            <text:p>0.60468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39086" calcext:value-type="float">
            <text:p>0.39086</text:p>
          </table:table-cell>
          <table:table-cell office:value-type="float" office:value="0.93633" calcext:value-type="float">
            <text:p>0.9363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0" table:formula="of:=[.B20]/SUM([.B20:.H20])" office:value-type="float" office:value="0.0487138743712402" calcext:value-type="float">
            <text:p>0.04871387437124</text:p>
          </table:table-cell>
          <table:table-cell table:style-name="ce10" table:formula="of:=[.C20]/SUM([.B20:.H20])" office:value-type="float" office:value="0.639676716382798" calcext:value-type="float">
            <text:p>0.639676716382798</text:p>
          </table:table-cell>
          <table:table-cell table:style-name="ce10" table:formula="of:=[.D20]/SUM([.B20:.H20])" office:value-type="float" office:value="0.156901967416898" calcext:value-type="float">
            <text:p>0.156901967416898</text:p>
          </table:table-cell>
          <table:table-cell table:style-name="ce10" table:formula="of:=[.E20]/SUM([.B20:.H20])" office:value-type="float" office:value="0.042086448856696" calcext:value-type="float">
            <text:p>0.042086448856696</text:p>
          </table:table-cell>
          <table:table-cell table:style-name="ce10" table:formula="of:=[.F20]/SUM([.B20:.H20])" office:value-type="float" office:value="0.0202469867903897" calcext:value-type="float">
            <text:p>0.02024698679039</text:p>
          </table:table-cell>
          <table:table-cell table:style-name="ce10" table:formula="of:=[.G20]/SUM([.B20:.H20])" office:value-type="float" office:value="0.0272043219556265" calcext:value-type="float">
            <text:p>0.027204321955627</text:p>
          </table:table-cell>
          <table:table-cell table:style-name="ce10" table:formula="of:=[.H20]/SUM([.B20:.H20])" office:value-type="float" office:value="0.0651696842263514" calcext:value-type="float">
            <text:p>0.06516968422635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0.8" calcext:value-type="float">
            <text:p>0.8</text:p>
          </table:table-cell>
          <table:table-cell office:value-type="float" office:value="7.5688" calcext:value-type="float">
            <text:p>7.5688</text:p>
          </table:table-cell>
          <table:table-cell office:value-type="float" office:value="0.213688" calcext:value-type="float">
            <text:p>0.213688</text:p>
          </table:table-cell>
          <table:table-cell office:value-type="float" office:value="1.295543" calcext:value-type="float">
            <text:p>1.295543</text:p>
          </table:table-cell>
          <table:table-cell office:value-type="float" office:value="0.15" calcext:value-type="float">
            <text:p>0.15</text:p>
          </table:table-cell>
          <table:table-cell office:value-type="float" office:value="0.145475" calcext:value-type="float">
            <text:p>0.145475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0" table:formula="of:=[.B21]/SUM([.B21:.H21])" office:value-type="float" office:value="0.0411295653883557" calcext:value-type="float">
            <text:p>0.041129565388356</text:p>
          </table:table-cell>
          <table:table-cell table:style-name="ce10" table:formula="of:=[.C21]/SUM([.B21:.H21])" office:value-type="float" office:value="0.0754013756603982" calcext:value-type="float">
            <text:p>0.075401375660398</text:p>
          </table:table-cell>
          <table:table-cell table:style-name="ce10" table:formula="of:=[.D21]/SUM([.B21:.H21])" office:value-type="float" office:value="0.713372415123028" calcext:value-type="float">
            <text:p>0.713372415123028</text:p>
          </table:table-cell>
          <table:table-cell table:style-name="ce10" table:formula="of:=[.E21]/SUM([.B21:.H21])" office:value-type="float" office:value="0.020140461452649" calcext:value-type="float">
            <text:p>0.020140461452649</text:p>
          </table:table-cell>
          <table:table-cell table:style-name="ce10" table:formula="of:=[.F21]/SUM([.B21:.H21])" office:value-type="float" office:value="0.122107155533999" calcext:value-type="float">
            <text:p>0.122107155533999</text:p>
          </table:table-cell>
          <table:table-cell table:style-name="ce10" table:formula="of:=[.G21]/SUM([.B21:.H21])" office:value-type="float" office:value="0.0141377579363247" calcext:value-type="float">
            <text:p>0.014137757936325</text:p>
          </table:table-cell>
          <table:table-cell table:style-name="ce10" table:formula="of:=[.H21]/SUM([.B21:.H21])" office:value-type="float" office:value="0.0137112689052455" calcext:value-type="float">
            <text:p>0.01371126890524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45903" calcext:value-type="float">
            <text:p>0.45903</text:p>
          </table:table-cell>
          <table:table-cell office:value-type="float" office:value="7.31346" calcext:value-type="float">
            <text:p>7.31346</text:p>
          </table:table-cell>
          <table:table-cell office:value-type="float" office:value="0.94543" calcext:value-type="float">
            <text:p>0.94543</text:p>
          </table:table-cell>
          <table:table-cell office:value-type="float" office:value="0.08181" calcext:value-type="float">
            <text:p>0.08181</text:p>
          </table:table-cell>
          <table:table-cell office:value-type="float" office:value="0.45607" calcext:value-type="float">
            <text:p>0.45607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0" table:formula="of:=[.B22]/SUM([.B22:.H22])" office:value-type="float" office:value="0.0272799623564404" calcext:value-type="float">
            <text:p>0.02727996235644</text:p>
          </table:table-cell>
          <table:table-cell table:style-name="ce10" table:formula="of:=[.C22]/SUM([.B22:.H22])" office:value-type="float" office:value="0.0765748233521745" calcext:value-type="float">
            <text:p>0.076574823352175</text:p>
          </table:table-cell>
          <table:table-cell table:style-name="ce10" table:formula="of:=[.D22]/SUM([.B22:.H22])" office:value-type="float" office:value="0.0444432180596139" calcext:value-type="float">
            <text:p>0.044443218059614</text:p>
          </table:table-cell>
          <table:table-cell table:style-name="ce10" table:formula="of:=[.E22]/SUM([.B22:.H22])" office:value-type="float" office:value="0.708088137050441" calcext:value-type="float">
            <text:p>0.708088137050441</text:p>
          </table:table-cell>
          <table:table-cell table:style-name="ce10" table:formula="of:=[.F22]/SUM([.B22:.H22])" office:value-type="float" office:value="0.0915363955517086" calcext:value-type="float">
            <text:p>0.091536395551709</text:p>
          </table:table-cell>
          <table:table-cell table:style-name="ce10" table:formula="of:=[.G22]/SUM([.B22:.H22])" office:value-type="float" office:value="0.00792083234092982" calcext:value-type="float">
            <text:p>0.00792083234093</text:p>
          </table:table-cell>
          <table:table-cell table:style-name="ce10" table:formula="of:=[.H22]/SUM([.B22:.H22])" office:value-type="float" office:value="0.0441566312886916" calcext:value-type="float">
            <text:p>0.044156631288692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0" table:formula="of:=[.B23]/SUM([.B23:.H23])" office:value-type="string" office:string-value="" calcext:value-type="error">
            <text:p>#DIV/0!</text:p>
          </table:table-cell>
          <table:table-cell table:style-name="ce10" table:formula="of:=[.C23]/SUM([.B23:.H23])" office:value-type="string" office:string-value="" calcext:value-type="error">
            <text:p>#DIV/0!</text:p>
          </table:table-cell>
          <table:table-cell table:style-name="ce10" table:formula="of:=[.D23]/SUM([.B23:.H23])" office:value-type="string" office:string-value="" calcext:value-type="error">
            <text:p>#DIV/0!</text:p>
          </table:table-cell>
          <table:table-cell table:style-name="ce10" table:formula="of:=[.E23]/SUM([.B23:.H23])" office:value-type="string" office:string-value="" calcext:value-type="error">
            <text:p>#DIV/0!</text:p>
          </table:table-cell>
          <table:table-cell table:style-name="ce10" table:formula="of:=[.F23]/SUM([.B23:.H23])" office:value-type="string" office:string-value="" calcext:value-type="error">
            <text:p>#DIV/0!</text:p>
          </table:table-cell>
          <table:table-cell table:style-name="ce10" table:formula="of:=[.G23]/SUM([.B23:.H23])" office:value-type="string" office:string-value="" calcext:value-type="error">
            <text:p>#DIV/0!</text:p>
          </table:table-cell>
          <table:table-cell table:style-name="ce10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0.1091" calcext:value-type="float">
            <text:p>0.1091</text:p>
          </table:table-cell>
          <table:table-cell office:value-type="float" office:value="0" calcext:value-type="float">
            <text:p>0</text:p>
          </table:table-cell>
          <table:table-cell office:value-type="float" office:value="2.3179" calcext:value-type="float">
            <text:p>2.3179</text:p>
          </table:table-cell>
          <table:table-cell office:value-type="float" office:value="0.590996" calcext:value-type="float">
            <text:p>0.590996</text:p>
          </table:table-cell>
          <table:table-cell office:value-type="float" office:value="10.446" calcext:value-type="float">
            <text:p>10.446</text:p>
          </table:table-cell>
          <table:table-cell office:value-type="float" office:value="0.8636" calcext:value-type="float">
            <text:p>0.8636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0" table:formula="of:=[.B24]/SUM([.B24:.H24])" office:value-type="float" office:value="0" calcext:value-type="float">
            <text:p>0</text:p>
          </table:table-cell>
          <table:table-cell table:style-name="ce10" table:formula="of:=[.C24]/SUM([.B24:.H24])" office:value-type="float" office:value="0.00761467590236352" calcext:value-type="float">
            <text:p>0.007614675902364</text:p>
          </table:table-cell>
          <table:table-cell table:style-name="ce10" table:formula="of:=[.D24]/SUM([.B24:.H24])" office:value-type="float" office:value="0" calcext:value-type="float">
            <text:p>0</text:p>
          </table:table-cell>
          <table:table-cell table:style-name="ce10" table:formula="of:=[.E24]/SUM([.B24:.H24])" office:value-type="float" office:value="0.161778710119967" calcext:value-type="float">
            <text:p>0.161778710119967</text:p>
          </table:table-cell>
          <table:table-cell table:style-name="ce10" table:formula="of:=[.F24]/SUM([.B24:.H24])" office:value-type="float" office:value="0.0412487900970965" calcext:value-type="float">
            <text:p>0.041248790097097</text:p>
          </table:table-cell>
          <table:table-cell table:style-name="ce10" table:formula="of:=[.G24]/SUM([.B24:.H24])" office:value-type="float" office:value="0.729082534152973" calcext:value-type="float">
            <text:p>0.729082534152973</text:p>
          </table:table-cell>
          <table:table-cell table:style-name="ce10" table:formula="of:=[.H24]/SUM([.B24:.H24])" office:value-type="float" office:value="0.0602752897275998" calcext:value-type="float">
            <text:p>0.060275289727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.0818" calcext:value-type="float">
            <text:p>1.0818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1.10018" calcext:value-type="float">
            <text:p>1.10018</text:p>
          </table:table-cell>
          <table:table-cell office:value-type="float" office:value="2.89522" calcext:value-type="float">
            <text:p>2.89522</text:p>
          </table:table-cell>
          <table:table-cell office:value-type="float" office:value="22.27635" calcext:value-type="float">
            <text:p>22.27635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0" table:formula="of:=[.B25]/SUM([.B25:.H25])" office:value-type="float" office:value="0.037658872716561" calcext:value-type="float">
            <text:p>0.037658872716561</text:p>
          </table:table-cell>
          <table:table-cell table:style-name="ce10" table:formula="of:=[.C25]/SUM([.B25:.H25])" office:value-type="float" office:value="0.0308532620527713" calcext:value-type="float">
            <text:p>0.030853262052771</text:p>
          </table:table-cell>
          <table:table-cell table:style-name="ce10" table:formula="of:=[.D25]/SUM([.B25:.H25])" office:value-type="float" office:value="0.0167755692014335" calcext:value-type="float">
            <text:p>0.016775569201434</text:p>
          </table:table-cell>
          <table:table-cell table:style-name="ce10" table:formula="of:=[.E25]/SUM([.B25:.H25])" office:value-type="float" office:value="0.000158321827615936" calcext:value-type="float">
            <text:p>0.000158321827616</text:p>
          </table:table-cell>
          <table:table-cell table:style-name="ce10" table:formula="of:=[.F25]/SUM([.B25:.H25])" office:value-type="float" office:value="0.0382987045528804" calcext:value-type="float">
            <text:p>0.038298704552881</text:p>
          </table:table-cell>
          <table:table-cell table:style-name="ce10" table:formula="of:=[.G25]/SUM([.B25:.H25])" office:value-type="float" office:value="0.10078639440418" calcext:value-type="float">
            <text:p>0.10078639440418</text:p>
          </table:table-cell>
          <table:table-cell table:style-name="ce10" table:formula="of:=[.H25]/SUM([.B25:.H25])" office:value-type="float" office:value="0.775468875244558" calcext:value-type="float">
            <text:p>0.775468875244558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6.455" calcext:value-type="float">
            <text:p>6.455</text:p>
          </table:table-cell>
          <table:table-cell office:value-type="float" office:value="2.4139" calcext:value-type="float">
            <text:p>2.4139</text:p>
          </table:table-cell>
          <table:table-cell office:value-type="float" office:value="4.98633" calcext:value-type="float">
            <text:p>4.98633</text:p>
          </table:table-cell>
          <table:table-cell office:value-type="float" office:value="2.8817" calcext:value-type="float">
            <text:p>2.8817</text:p>
          </table:table-cell>
          <table:table-cell office:value-type="float" office:value="3.423" calcext:value-type="float">
            <text:p>3.423</text:p>
          </table:table-cell>
          <table:table-cell office:value-type="float" office:value="0.45913" calcext:value-type="float">
            <text:p>0.45913</text:p>
          </table:table-cell>
          <table:table-cell office:value-type="float" office:value="0.659" calcext:value-type="float">
            <text:p>0.659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1" table:formula="of:=[.B29]/SUM([.B29:.H29])" office:value-type="float" office:value="0.303364122481091" calcext:value-type="float">
            <text:p>0.303364122481091</text:p>
          </table:table-cell>
          <table:table-cell table:style-name="ce11" table:formula="of:=[.C29]/SUM([.B29:.H29])" office:value-type="float" office:value="0.113445492681194" calcext:value-type="float">
            <text:p>0.113445492681194</text:p>
          </table:table-cell>
          <table:table-cell table:style-name="ce11" table:formula="of:=[.D29]/SUM([.B29:.H29])" office:value-type="float" office:value="0.234341382626048" calcext:value-type="float">
            <text:p>0.234341382626048</text:p>
          </table:table-cell>
          <table:table-cell table:style-name="ce11" table:formula="of:=[.E29]/SUM([.B29:.H29])" office:value-type="float" office:value="0.135430579667507" calcext:value-type="float">
            <text:p>0.135430579667507</text:p>
          </table:table-cell>
          <table:table-cell table:style-name="ce11" table:formula="of:=[.F29]/SUM([.B29:.H29])" office:value-type="float" office:value="0.160869928931491" calcext:value-type="float">
            <text:p>0.160869928931491</text:p>
          </table:table-cell>
          <table:table-cell table:style-name="ce11" table:formula="of:=[.G29]/SUM([.B29:.H29])" office:value-type="float" office:value="0.0215776250278456" calcext:value-type="float">
            <text:p>0.021577625027846</text:p>
          </table:table-cell>
          <table:table-cell table:style-name="ce11" table:formula="of:=[.H29]/SUM([.B29:.H29])" office:value-type="float" office:value="0.030970868584824" calcext:value-type="float">
            <text:p>0.030970868584824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.7819" calcext:value-type="float">
            <text:p>2.7819</text:p>
          </table:table-cell>
          <table:table-cell office:value-type="float" office:value="2.291" calcext:value-type="float">
            <text:p>2.291</text:p>
          </table:table-cell>
          <table:table-cell office:value-type="float" office:value="5.32288" calcext:value-type="float">
            <text:p>5.32288</text:p>
          </table:table-cell>
          <table:table-cell office:value-type="float" office:value="1.96822" calcext:value-type="float">
            <text:p>1.96822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7227" calcext:value-type="float">
            <text:p>0.7227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1" table:formula="of:=[.B30]/SUM([.B30:.H30])" office:value-type="float" office:value="0.194227426010096" calcext:value-type="float">
            <text:p>0.194227426010096</text:p>
          </table:table-cell>
          <table:table-cell table:style-name="ce11" table:formula="of:=[.C30]/SUM([.B30:.H30])" office:value-type="float" office:value="0.159953640673327" calcext:value-type="float">
            <text:p>0.159953640673327</text:p>
          </table:table-cell>
          <table:table-cell table:style-name="ce11" table:formula="of:=[.D30]/SUM([.B30:.H30])" office:value-type="float" office:value="0.371634236083475" calcext:value-type="float">
            <text:p>0.371634236083475</text:p>
          </table:table-cell>
          <table:table-cell table:style-name="ce11" table:formula="of:=[.E30]/SUM([.B30:.H30])" office:value-type="float" office:value="0.137417701722417" calcext:value-type="float">
            <text:p>0.137417701722417</text:p>
          </table:table-cell>
          <table:table-cell table:style-name="ce11" table:formula="of:=[.F30]/SUM([.B30:.H30])" office:value-type="float" office:value="0.0796486745002758" calcext:value-type="float">
            <text:p>0.079648674500276</text:p>
          </table:table-cell>
          <table:table-cell table:style-name="ce11" table:formula="of:=[.G30]/SUM([.B30:.H30])" office:value-type="float" office:value="0.0066606622960434" calcext:value-type="float">
            <text:p>0.006660662296043</text:p>
          </table:table-cell>
          <table:table-cell table:style-name="ce11" table:formula="of:=[.H30]/SUM([.B30:.H30])" office:value-type="float" office:value="0.0504576587143665" calcext:value-type="float">
            <text:p>0.05045765871436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6728" calcext:value-type="float">
            <text:p>0.6728</text:p>
          </table:table-cell>
          <table:table-cell office:value-type="float" office:value="1.6092" calcext:value-type="float">
            <text:p>1.6092</text:p>
          </table:table-cell>
          <table:table-cell office:value-type="float" office:value="4.1684" calcext:value-type="float">
            <text:p>4.1684</text:p>
          </table:table-cell>
          <table:table-cell office:value-type="float" office:value="0.50918" calcext:value-type="float">
            <text:p>0.50918</text:p>
          </table:table-cell>
          <table:table-cell office:value-type="float" office:value="3.3863" calcext:value-type="float">
            <text:p>3.3863</text:p>
          </table:table-cell>
          <table:table-cell office:value-type="float" office:value="0.09544" calcext:value-type="float">
            <text:p>0.09544</text:p>
          </table:table-cell>
          <table:table-cell office:value-type="float" office:value="0.1999" calcext:value-type="float">
            <text:p>0.199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1" table:formula="of:=[.B31]/SUM([.B31:.H31])" office:value-type="float" office:value="0.0632258331281564" calcext:value-type="float">
            <text:p>0.063225833128156</text:p>
          </table:table-cell>
          <table:table-cell table:style-name="ce11" table:formula="of:=[.C31]/SUM([.B31:.H31])" office:value-type="float" office:value="0.151223261994395" calcext:value-type="float">
            <text:p>0.151223261994395</text:p>
          </table:table-cell>
          <table:table-cell table:style-name="ce11" table:formula="of:=[.D31]/SUM([.B31:.H31])" office:value-type="float" office:value="0.391722001800545" calcext:value-type="float">
            <text:p>0.391722001800545</text:p>
          </table:table-cell>
          <table:table-cell table:style-name="ce11" table:formula="of:=[.E31]/SUM([.B31:.H31])" office:value-type="float" office:value="0.0478497766233571" calcext:value-type="float">
            <text:p>0.047849776623357</text:p>
          </table:table-cell>
          <table:table-cell table:style-name="ce11" table:formula="of:=[.F31]/SUM([.B31:.H31])" office:value-type="float" office:value="0.318224790014679" calcext:value-type="float">
            <text:p>0.318224790014679</text:p>
          </table:table-cell>
          <table:table-cell table:style-name="ce11" table:formula="of:=[.G31]/SUM([.B31:.H31])" office:value-type="float" office:value="0.00896889642353039" calcext:value-type="float">
            <text:p>0.00896889642353</text:p>
          </table:table-cell>
          <table:table-cell table:style-name="ce11" table:formula="of:=[.H31]/SUM([.B31:.H31])" office:value-type="float" office:value="0.0187854400153366" calcext:value-type="float">
            <text:p>0.018785440015337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1.2862" calcext:value-type="float">
            <text:p>1.2862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7.4317" calcext:value-type="float">
            <text:p>7.4317</text:p>
          </table:table-cell>
          <table:table-cell office:value-type="float" office:value="1.5093" calcext:value-type="float">
            <text:p>1.5093</text:p>
          </table:table-cell>
          <table:table-cell office:value-type="float" office:value="0" calcext:value-type="float">
            <text:p>0</text:p>
          </table:table-cell>
          <table:table-cell office:value-type="float" office:value="0.1182" calcext:value-type="float">
            <text:p>0.1182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1" table:formula="of:=[.B32]/SUM([.B32:.H32])" office:value-type="float" office:value="0.00427497480331543" calcext:value-type="float">
            <text:p>0.004274974803315</text:p>
          </table:table-cell>
          <table:table-cell table:style-name="ce11" table:formula="of:=[.C32]/SUM([.B32:.H32])" office:value-type="float" office:value="0.120925282428509" calcext:value-type="float">
            <text:p>0.120925282428509</text:p>
          </table:table-cell>
          <table:table-cell table:style-name="ce11" table:formula="of:=[.D32]/SUM([.B32:.H32])" office:value-type="float" office:value="0.0230765903996871" calcext:value-type="float">
            <text:p>0.023076590399687</text:p>
          </table:table-cell>
          <table:table-cell table:style-name="ce11" table:formula="of:=[.E32]/SUM([.B32:.H32])" office:value-type="float" office:value="0.698709704108188" calcext:value-type="float">
            <text:p>0.698709704108188</text:p>
          </table:table-cell>
          <table:table-cell table:style-name="ce11" table:formula="of:=[.F32]/SUM([.B32:.H32])" office:value-type="float" office:value="0.141900582156235" calcext:value-type="float">
            <text:p>0.141900582156235</text:p>
          </table:table-cell>
          <table:table-cell table:style-name="ce11" table:formula="of:=[.G32]/SUM([.B32:.H32])" office:value-type="float" office:value="0" calcext:value-type="float">
            <text:p>0</text:p>
          </table:table-cell>
          <table:table-cell table:style-name="ce11" table:formula="of:=[.H32]/SUM([.B32:.H32])" office:value-type="float" office:value="0.0111128661040661" calcext:value-type="float">
            <text:p>0.01111286610406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1" table:formula="of:=[.B33]/SUM([.B33:.H33])" office:value-type="string" office:string-value="" calcext:value-type="error">
            <text:p>#DIV/0!</text:p>
          </table:table-cell>
          <table:table-cell table:style-name="ce11" table:formula="of:=[.C33]/SUM([.B33:.H33])" office:value-type="string" office:string-value="" calcext:value-type="error">
            <text:p>#DIV/0!</text:p>
          </table:table-cell>
          <table:table-cell table:style-name="ce11" table:formula="of:=[.D33]/SUM([.B33:.H33])" office:value-type="string" office:string-value="" calcext:value-type="error">
            <text:p>#DIV/0!</text:p>
          </table:table-cell>
          <table:table-cell table:style-name="ce11" table:formula="of:=[.E33]/SUM([.B33:.H33])" office:value-type="string" office:string-value="" calcext:value-type="error">
            <text:p>#DIV/0!</text:p>
          </table:table-cell>
          <table:table-cell table:style-name="ce11" table:formula="of:=[.F33]/SUM([.B33:.H33])" office:value-type="string" office:string-value="" calcext:value-type="error">
            <text:p>#DIV/0!</text:p>
          </table:table-cell>
          <table:table-cell table:style-name="ce11" table:formula="of:=[.G33]/SUM([.B33:.H33])" office:value-type="string" office:string-value="" calcext:value-type="error">
            <text:p>#DIV/0!</text:p>
          </table:table-cell>
          <table:table-cell table:style-name="ce11"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0.95912" calcext:value-type="float">
            <text:p>0.95912</text:p>
          </table:table-cell>
          <table:table-cell office:value-type="float" office:value="3.64099" calcext:value-type="float">
            <text:p>3.64099</text:p>
          </table:table-cell>
          <table:table-cell office:value-type="float" office:value="8.299" calcext:value-type="float">
            <text:p>8.299</text:p>
          </table:table-cell>
          <table:table-cell office:value-type="float" office:value="0.9589" calcext:value-type="float">
            <text:p>0.958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1" table:formula="of:=[.B34]/SUM([.B34:.H34])" office:value-type="float" office:value="0.0126670347566145" calcext:value-type="float">
            <text:p>0.012667034756615</text:p>
          </table:table-cell>
          <table:table-cell table:style-name="ce11" table:formula="of:=[.C34]/SUM([.B34:.H34])" office:value-type="float" office:value="0.0171147882925088" calcext:value-type="float">
            <text:p>0.017114788292509</text:p>
          </table:table-cell>
          <table:table-cell table:style-name="ce11" table:formula="of:=[.D34]/SUM([.B34:.H34])" office:value-type="float" office:value="0.00412079485120243" calcext:value-type="float">
            <text:p>0.004120794851202</text:p>
          </table:table-cell>
          <table:table-cell table:style-name="ce11" table:formula="of:=[.E34]/SUM([.B34:.H34])" office:value-type="float" office:value="0.0668640967295766" calcext:value-type="float">
            <text:p>0.066864096729577</text:p>
          </table:table-cell>
          <table:table-cell table:style-name="ce11" table:formula="of:=[.F34]/SUM([.B34:.H34])" office:value-type="float" office:value="0.25382799602909" calcext:value-type="float">
            <text:p>0.25382799602909</text:p>
          </table:table-cell>
          <table:table-cell table:style-name="ce11" table:formula="of:=[.G34]/SUM([.B34:.H34])" office:value-type="float" office:value="0.578556529692589" calcext:value-type="float">
            <text:p>0.578556529692589</text:p>
          </table:table-cell>
          <table:table-cell table:style-name="ce11" table:formula="of:=[.H34]/SUM([.B34:.H34])" office:value-type="float" office:value="0.0668487596484183" calcext:value-type="float">
            <text:p>0.06684875964841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.53642" calcext:value-type="float">
            <text:p>0.53642</text:p>
          </table:table-cell>
          <table:table-cell office:value-type="float" office:value="2.1225" calcext:value-type="float">
            <text:p>2.1225</text:p>
          </table:table-cell>
          <table:table-cell office:value-type="float" office:value="1.70915" calcext:value-type="float">
            <text:p>1.70915</text:p>
          </table:table-cell>
          <table:table-cell office:value-type="float" office:value="0.46817" calcext:value-type="float">
            <text:p>0.46817</text:p>
          </table:table-cell>
          <table:table-cell office:value-type="float" office:value="6.02285" calcext:value-type="float">
            <text:p>6.02285</text:p>
          </table:table-cell>
          <table:table-cell office:value-type="float" office:value="2.4228" calcext:value-type="float">
            <text:p>2.4228</text:p>
          </table:table-cell>
          <table:table-cell office:value-type="float" office:value="15.4592" calcext:value-type="float">
            <text:p>15.4592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1" table:formula="of:=[.B35]/SUM([.B35:.H35])" office:value-type="float" office:value="0.0186638711336278" calcext:value-type="float">
            <text:p>0.018663871133628</text:p>
          </table:table-cell>
          <table:table-cell table:style-name="ce11" table:formula="of:=[.C35]/SUM([.B35:.H35])" office:value-type="float" office:value="0.073848973716724" calcext:value-type="float">
            <text:p>0.073848973716724</text:p>
          </table:table-cell>
          <table:table-cell table:style-name="ce11" table:formula="of:=[.D35]/SUM([.B35:.H35])" office:value-type="float" office:value="0.0594671252899594" calcext:value-type="float">
            <text:p>0.05946712528996</text:p>
          </table:table-cell>
          <table:table-cell table:style-name="ce11" table:formula="of:=[.E35]/SUM([.B35:.H35])" office:value-type="float" office:value="0.0162892221554576" calcext:value-type="float">
            <text:p>0.016289222155458</text:p>
          </table:table-cell>
          <table:table-cell table:style-name="ce11" table:formula="of:=[.F35]/SUM([.B35:.H35])" office:value-type="float" office:value="0.209555378727807" calcext:value-type="float">
            <text:p>0.209555378727807</text:p>
          </table:table-cell>
          <table:table-cell table:style-name="ce11" table:formula="of:=[.G35]/SUM([.B35:.H35])" office:value-type="float" office:value="0.0842974292206733" calcext:value-type="float">
            <text:p>0.084297429220673</text:p>
          </table:table-cell>
          <table:table-cell table:style-name="ce11" table:formula="of:=[.H35]/SUM([.B35:.H35])" office:value-type="float" office:value="0.53787799975575" calcext:value-type="float">
            <text:p>0.53787799975575</text:p>
          </table:table-cell>
        </table:table-row>
        <calcext:conditional-formats>
          <calcext:conditional-format calcext:target-range-address="Audio.L19:Audio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9:Audio.R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9:Audio.R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4233742" calcext:value-type="float">
            <text:p>0.14233742</text:p>
          </table:table-cell>
          <table:table-cell office:value-type="float" office:value="0.41363634" calcext:value-type="float">
            <text:p>0.41363634</text:p>
          </table:table-cell>
          <table:table-cell office:value-type="float" office:value="0.48772726" calcext:value-type="float">
            <text:p>0.48772726</text:p>
          </table:table-cell>
          <table:table-cell office:value-type="float" office:value="0.48794905" calcext:value-type="float">
            <text:p>0.48794905</text:p>
          </table:table-cell>
          <table:table-cell office:value-type="float" office:value="0.48454544" calcext:value-type="float">
            <text:p>0.48454544</text:p>
          </table:table-cell>
          <table:table-cell office:value-type="float" office:value="0.48613005" calcext:value-type="float">
            <text:p>0.48613005</text:p>
          </table:table-cell>
          <table:table-cell office:value-type="float" office:value="0.47976351" calcext:value-type="float">
            <text:p>0.47976351</text:p>
          </table:table-cell>
          <table:table-cell office:value-type="float" office:value="0.48522054" calcext:value-type="float">
            <text:p>0.48522054</text:p>
          </table:table-cell>
          <table:table-cell office:value-type="float" office:value="0.49045453" calcext:value-type="float">
            <text:p>0.49045453</text:p>
          </table:table-cell>
          <table:table-cell office:value-type="float" office:value="0.48772725" calcext:value-type="float">
            <text:p>0.48772725</text:p>
          </table:table-cell>
          <table:table-cell/>
          <table:table-cell table:formula="of:=AVERAGE([.B2:.K2])" office:value-type="float" office:value="0.444549139" calcext:value-type="float">
            <text:p>0.444549139</text:p>
          </table:table-cell>
          <table:table-cell table:formula="of:=STDEV([.B2:.K2])" office:value-type="float" office:value="0.108643132359902" calcext:value-type="float">
            <text:p>0.108643132359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88363637" calcext:value-type="float">
            <text:p>0.88363637</text:p>
          </table:table-cell>
          <table:table-cell office:value-type="float" office:value="0.89040473" calcext:value-type="float">
            <text:p>0.89040473</text:p>
          </table:table-cell>
          <table:table-cell office:value-type="float" office:value="0.86130058" calcext:value-type="float">
            <text:p>0.86130058</text:p>
          </table:table-cell>
          <table:table-cell office:value-type="float" office:value="0.86636363" calcext:value-type="float">
            <text:p>0.86636363</text:p>
          </table:table-cell>
          <table:table-cell office:value-type="float" office:value="0.86584811" calcext:value-type="float">
            <text:p>0.86584811</text:p>
          </table:table-cell>
          <table:table-cell office:value-type="float" office:value="0.86766712" calcext:value-type="float">
            <text:p>0.86766712</text:p>
          </table:table-cell>
          <table:table-cell office:value-type="float" office:value="0.86812187" calcext:value-type="float">
            <text:p>0.86812187</text:p>
          </table:table-cell>
          <table:table-cell office:value-type="float" office:value="0.86954546" calcext:value-type="float">
            <text:p>0.86954546</text:p>
          </table:table-cell>
          <table:table-cell table:number-columns-repeated="2" office:value-type="float" office:value="0.86857662" calcext:value-type="float">
            <text:p>0.86857662</text:p>
          </table:table-cell>
          <table:table-cell/>
          <table:table-cell table:formula="of:=AVERAGE([.B3:.K3])" office:value-type="float" office:value="0.871004111" calcext:value-type="float">
            <text:p>0.871004111</text:p>
          </table:table-cell>
          <table:table-cell table:formula="of:=STDEV([.B3:.K3])" office:value-type="float" office:value="0.00889188655825378" calcext:value-type="float">
            <text:p>0.008891886558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2454543" calcext:value-type="float">
            <text:p>0.62454543</text:p>
          </table:table-cell>
          <table:table-cell office:value-type="float" office:value="0.67636362" calcext:value-type="float">
            <text:p>0.67636362</text:p>
          </table:table-cell>
          <table:table-cell office:value-type="float" office:value="0.65772725" calcext:value-type="float">
            <text:p>0.65772725</text:p>
          </table:table-cell>
          <table:table-cell office:value-type="float" office:value="0.66712139" calcext:value-type="float">
            <text:p>0.66712139</text:p>
          </table:table-cell>
          <table:table-cell office:value-type="float" office:value="0.64863634" calcext:value-type="float">
            <text:p>0.64863634</text:p>
          </table:table-cell>
          <table:table-cell office:value-type="float" office:value="0.65545452" calcext:value-type="float">
            <text:p>0.65545452</text:p>
          </table:table-cell>
          <table:table-cell office:value-type="float" office:value="0.64954543" calcext:value-type="float">
            <text:p>0.64954543</text:p>
          </table:table-cell>
          <table:table-cell office:value-type="float" office:value="0.68590908" calcext:value-type="float">
            <text:p>0.68590908</text:p>
          </table:table-cell>
          <table:table-cell office:value-type="float" office:value="0.64636362" calcext:value-type="float">
            <text:p>0.64636362</text:p>
          </table:table-cell>
          <table:table-cell office:value-type="float" office:value="0.65545452" calcext:value-type="float">
            <text:p>0.65545452</text:p>
          </table:table-cell>
          <table:table-cell/>
          <table:table-cell table:formula="of:=AVERAGE([.B4:.K4])" office:value-type="float" office:value="0.65671212" calcext:value-type="float">
            <text:p>0.65671212</text:p>
          </table:table-cell>
          <table:table-cell table:formula="of:=STDEV([.B4:.K4])" office:value-type="float" office:value="0.0170279427146219" calcext:value-type="float">
            <text:p>0.017027942714622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4.685" calcext:value-type="float">
            <text:p>14.685</text:p>
          </table:table-cell>
          <table:table-cell office:value-type="float" office:value="0" calcext:value-type="float">
            <text:p>0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03637" calcext:value-type="float">
            <text:p>0.03637</text:p>
          </table:table-cell>
          <table:table-cell office:value-type="float" office:value="1.8318" calcext:value-type="float">
            <text:p>1.8318</text:p>
          </table:table-cell>
          <table:table-cell office:value-type="float" office:value="2.3227" calcext:value-type="float">
            <text:p>2.3227</text:p>
          </table:table-cell>
          <table:table-cell office:value-type="float" office:value="1.709" calcext:value-type="float">
            <text:p>1.709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" table:formula="of:=[.B9]/SUM([.B9:.H9])" office:value-type="float" office:value="0.687723123653882" calcext:value-type="float">
            <text:p>0.687723123653882</text:p>
          </table:table-cell>
          <table:table-cell table:style-name="ce12" table:formula="of:=[.C9]/SUM([.B9:.H9])" office:value-type="float" office:value="0" calcext:value-type="float">
            <text:p>0</text:p>
          </table:table-cell>
          <table:table-cell table:style-name="ce12" table:formula="of:=[.D9]/SUM([.B9:.H9])" office:value-type="float" office:value="0.0359760914941037" calcext:value-type="float">
            <text:p>0.035976091494104</text:p>
          </table:table-cell>
          <table:table-cell table:style-name="ce12" table:formula="of:=[.E9]/SUM([.B9:.H9])" office:value-type="float" office:value="0.00170326796100046" calcext:value-type="float">
            <text:p>0.001703267961</text:p>
          </table:table-cell>
          <table:table-cell table:style-name="ce12" table:formula="of:=[.F9]/SUM([.B9:.H9])" office:value-type="float" office:value="0.0857862593060389" calcext:value-type="float">
            <text:p>0.085786259306039</text:p>
          </table:table-cell>
          <table:table-cell table:style-name="ce12" table:formula="of:=[.G9]/SUM([.B9:.H9])" office:value-type="float" office:value="0.108775927770574" calcext:value-type="float">
            <text:p>0.108775927770574</text:p>
          </table:table-cell>
          <table:table-cell table:style-name="ce12" table:formula="of:=[.H9]/SUM([.B9:.H9])" office:value-type="float" office:value="0.0800353298144014" calcext:value-type="float">
            <text:p>0.080035329814401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.84532" calcext:value-type="float">
            <text:p>2.84532</text:p>
          </table:table-cell>
          <table:table-cell office:value-type="float" office:value="0" calcext:value-type="float">
            <text:p>0</text:p>
          </table:table-cell>
          <table:table-cell office:value-type="float" office:value="2.31821" calcext:value-type="float">
            <text:p>2.31821</text:p>
          </table:table-cell>
          <table:table-cell office:value-type="float" office:value="3.83647" calcext:value-type="float">
            <text:p>3.83647</text:p>
          </table:table-cell>
          <table:table-cell office:value-type="float" office:value="0.66366" calcext:value-type="float">
            <text:p>0.66366</text:p>
          </table:table-cell>
          <table:table-cell office:value-type="float" office:value="4.68198" calcext:value-type="float">
            <text:p>4.68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" table:formula="of:=[.B10]/SUM([.B10:.H10])" office:value-type="float" office:value="0.19834040168302" calcext:value-type="float">
            <text:p>0.19834040168302</text:p>
          </table:table-cell>
          <table:table-cell table:style-name="ce12" table:formula="of:=[.C10]/SUM([.B10:.H10])" office:value-type="float" office:value="0" calcext:value-type="float">
            <text:p>0</text:p>
          </table:table-cell>
          <table:table-cell table:style-name="ce12" table:formula="of:=[.D10]/SUM([.B10:.H10])" office:value-type="float" office:value="0.161596833602405" calcext:value-type="float">
            <text:p>0.161596833602405</text:p>
          </table:table-cell>
          <table:table-cell table:style-name="ce12" table:formula="of:=[.E10]/SUM([.B10:.H10])" office:value-type="float" office:value="0.267431080105175" calcext:value-type="float">
            <text:p>0.267431080105175</text:p>
          </table:table-cell>
          <table:table-cell table:style-name="ce12" table:formula="of:=[.F10]/SUM([.B10:.H10])" office:value-type="float" office:value="0.0462621395769028" calcext:value-type="float">
            <text:p>0.046262139576903</text:p>
          </table:table-cell>
          <table:table-cell table:style-name="ce12" table:formula="of:=[.G10]/SUM([.B10:.H10])" office:value-type="float" office:value="0.326369545032498" calcext:value-type="float">
            <text:p>0.326369545032498</text:p>
          </table:table-cell>
          <table:table-cell table:style-name="ce12" table:formula="of:=[.H10]/SUM([.B10: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6773" calcext:value-type="float">
            <text:p>0.6773</text:p>
          </table:table-cell>
          <table:table-cell office:value-type="float" office:value="0" calcext:value-type="float">
            <text:p>0</text:p>
          </table:table-cell>
          <table:table-cell office:value-type="float" office:value="4.39094" calcext:value-type="float">
            <text:p>4.39094</text:p>
          </table:table-cell>
          <table:table-cell office:value-type="float" office:value="0" calcext:value-type="float">
            <text:p>0</text:p>
          </table:table-cell>
          <table:table-cell office:value-type="float" office:value="3.8049" calcext:value-type="float">
            <text:p>3.8049</text:p>
          </table:table-cell>
          <table:table-cell office:value-type="float" office:value="1.13634" calcext:value-type="float">
            <text:p>1.13634</text:p>
          </table:table-cell>
          <table:table-cell office:value-type="float" office:value="0.55899" calcext:value-type="float">
            <text:p>0.5589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" table:formula="of:=[.B11]/SUM([.B11:.H11])" office:value-type="float" office:value="0.064086854577815" calcext:value-type="float">
            <text:p>0.064086854577815</text:p>
          </table:table-cell>
          <table:table-cell table:style-name="ce12" table:formula="of:=[.C11]/SUM([.B11:.H11])" office:value-type="float" office:value="0" calcext:value-type="float">
            <text:p>0</text:p>
          </table:table-cell>
          <table:table-cell table:style-name="ce12" table:formula="of:=[.D11]/SUM([.B11:.H11])" office:value-type="float" office:value="0.415475466174385" calcext:value-type="float">
            <text:p>0.415475466174385</text:p>
          </table:table-cell>
          <table:table-cell table:style-name="ce12" table:formula="of:=[.E11]/SUM([.B11:.H11])" office:value-type="float" office:value="0" calcext:value-type="float">
            <text:p>0</text:p>
          </table:table-cell>
          <table:table-cell table:style-name="ce12" table:formula="of:=[.F11]/SUM([.B11:.H11])" office:value-type="float" office:value="0.360023730965788" calcext:value-type="float">
            <text:p>0.360023730965788</text:p>
          </table:table-cell>
          <table:table-cell table:style-name="ce12" table:formula="of:=[.G11]/SUM([.B11:.H11])" office:value-type="float" office:value="0.107521713171348" calcext:value-type="float">
            <text:p>0.107521713171348</text:p>
          </table:table-cell>
          <table:table-cell table:style-name="ce12" table:formula="of:=[.H11]/SUM([.B11:.H11])" office:value-type="float" office:value="0.0528922351106641" calcext:value-type="float">
            <text:p>0.05289223511066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.69584" calcext:value-type="float">
            <text:p>1.69584</text:p>
          </table:table-cell>
          <table:table-cell office:value-type="float" office:value="0" calcext:value-type="float">
            <text:p>0</text:p>
          </table:table-cell>
          <table:table-cell office:value-type="float" office:value="2.3321" calcext:value-type="float">
            <text:p>2.3321</text:p>
          </table:table-cell>
          <table:table-cell office:value-type="float" office:value="0" calcext:value-type="float">
            <text:p>0</text:p>
          </table:table-cell>
          <table:table-cell office:value-type="float" office:value="3.463841" calcext:value-type="float">
            <text:p>3.463841</text:p>
          </table:table-cell>
          <table:table-cell office:value-type="float" office:value="1.3091" calcext:value-type="float">
            <text:p>1.3091</text:p>
          </table:table-cell>
          <table:table-cell office:value-type="float" office:value="1.8364" calcext:value-type="float">
            <text:p>1.836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" table:formula="of:=[.B12]/SUM([.B12:.H12])" office:value-type="float" office:value="0.159424198721459" calcext:value-type="float">
            <text:p>0.159424198721459</text:p>
          </table:table-cell>
          <table:table-cell table:style-name="ce12" table:formula="of:=[.C12]/SUM([.B12:.H12])" office:value-type="float" office:value="0" calcext:value-type="float">
            <text:p>0</text:p>
          </table:table-cell>
          <table:table-cell table:style-name="ce12" table:formula="of:=[.D12]/SUM([.B12:.H12])" office:value-type="float" office:value="0.219238356117508" calcext:value-type="float">
            <text:p>0.219238356117508</text:p>
          </table:table-cell>
          <table:table-cell table:style-name="ce12" table:formula="of:=[.E12]/SUM([.B12:.H12])" office:value-type="float" office:value="0" calcext:value-type="float">
            <text:p>0</text:p>
          </table:table-cell>
          <table:table-cell table:style-name="ce12" table:formula="of:=[.F12]/SUM([.B12:.H12])" office:value-type="float" office:value="0.325632179877546" calcext:value-type="float">
            <text:p>0.325632179877546</text:p>
          </table:table-cell>
          <table:table-cell table:style-name="ce12" table:formula="of:=[.G12]/SUM([.B12:.H12])" office:value-type="float" office:value="0.12306716349789" calcext:value-type="float">
            <text:p>0.12306716349789</text:p>
          </table:table-cell>
          <table:table-cell table:style-name="ce12" table:formula="of:=[.H12]/SUM([.B12:.H12])" office:value-type="float" office:value="0.172638101785597" calcext:value-type="float">
            <text:p>0.17263810178559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" table:formula="of:=[.B13]/SUM([.B13:.H13])" office:value-type="string" office:string-value="" calcext:value-type="error">
            <text:p>#DIV/0!</text:p>
          </table:table-cell>
          <table:table-cell table:style-name="ce12" table:formula="of:=[.C13]/SUM([.B13:.H13])" office:value-type="string" office:string-value="" calcext:value-type="error">
            <text:p>#DIV/0!</text:p>
          </table:table-cell>
          <table:table-cell table:style-name="ce12" table:formula="of:=[.D13]/SUM([.B13:.H13])" office:value-type="string" office:string-value="" calcext:value-type="error">
            <text:p>#DIV/0!</text:p>
          </table:table-cell>
          <table:table-cell table:style-name="ce12" table:formula="of:=[.E13]/SUM([.B13:.H13])" office:value-type="string" office:string-value="" calcext:value-type="error">
            <text:p>#DIV/0!</text:p>
          </table:table-cell>
          <table:table-cell table:style-name="ce12" table:formula="of:=[.F13]/SUM([.B13:.H13])" office:value-type="string" office:string-value="" calcext:value-type="error">
            <text:p>#DIV/0!</text:p>
          </table:table-cell>
          <table:table-cell table:style-name="ce12" table:formula="of:=[.G13]/SUM([.B13:.H13])" office:value-type="string" office:string-value="" calcext:value-type="error">
            <text:p>#DIV/0!</text:p>
          </table:table-cell>
          <table:table-cell table:style-name="ce12"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.04092" calcext:value-type="float">
            <text:p>0.04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36" calcext:value-type="float">
            <text:p>0.28636</text:p>
          </table:table-cell>
          <table:table-cell office:value-type="float" office:value="0.03637" calcext:value-type="float">
            <text:p>0.03637</text:p>
          </table:table-cell>
          <table:table-cell office:value-type="float" office:value="13.90457" calcext:value-type="float">
            <text:p>13.90457</text:p>
          </table:table-cell>
          <table:table-cell office:value-type="float" office:value="0.04997" calcext:value-type="float">
            <text:p>0.0499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" table:formula="of:=[.B14]/SUM([.B14:.H14])" office:value-type="float" office:value="0.00285790312881726" calcext:value-type="float">
            <text:p>0.002857903128817</text:p>
          </table:table-cell>
          <table:table-cell table:style-name="ce12" table:formula="of:=[.C14]/SUM([.B14:.H14])" office:value-type="float" office:value="0" calcext:value-type="float">
            <text:p>0</text:p>
          </table:table-cell>
          <table:table-cell table:style-name="ce12" table:formula="of:=[.D14]/SUM([.B14:.H14])" office:value-type="float" office:value="0" calcext:value-type="float">
            <text:p>0</text:p>
          </table:table-cell>
          <table:table-cell table:style-name="ce12" table:formula="of:=[.E14]/SUM([.B14:.H14])" office:value-type="float" office:value="0.0199997346033263" calcext:value-type="float">
            <text:p>0.019999734603326</text:p>
          </table:table-cell>
          <table:table-cell table:style-name="ce12" table:formula="of:=[.F14]/SUM([.B14:.H14])" office:value-type="float" office:value="0.00254012553262668" calcext:value-type="float">
            <text:p>0.002540125532627</text:p>
          </table:table-cell>
          <table:table-cell table:style-name="ce12" table:formula="of:=[.G14]/SUM([.B14:.H14])" office:value-type="float" office:value="0.971112270475528" calcext:value-type="float">
            <text:p>0.971112270475528</text:p>
          </table:table-cell>
          <table:table-cell table:style-name="ce12" table:formula="of:=[.H14]/SUM([.B14:.H14])" office:value-type="float" office:value="0.00348996625970182" calcext:value-type="float">
            <text:p>0.003489966259702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.67746" calcext:value-type="float">
            <text:p>1.67746</text:p>
          </table:table-cell>
          <table:table-cell office:value-type="float" office:value="0" calcext:value-type="float">
            <text:p>0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10.1273" calcext:value-type="float">
            <text:p>10.1273</text:p>
          </table:table-cell>
          <table:table-cell office:value-type="float" office:value="4.408865" calcext:value-type="float">
            <text:p>4.408865</text:p>
          </table:table-cell>
          <table:table-cell office:value-type="float" office:value="11.55346" calcext:value-type="float">
            <text:p>11.55346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" table:formula="of:=[.B15]/SUM([.B15:.H15])" office:value-type="float" office:value="0.0583485962175642" calcext:value-type="float">
            <text:p>0.058348596217564</text:p>
          </table:table-cell>
          <table:table-cell table:style-name="ce12" table:formula="of:=[.C15]/SUM([.B15:.H15])" office:value-type="float" office:value="0" calcext:value-type="float">
            <text:p>0</text:p>
          </table:table-cell>
          <table:table-cell table:style-name="ce12" table:formula="of:=[.D15]/SUM([.B15:.H15])" office:value-type="float" office:value="0.0238756670464489" calcext:value-type="float">
            <text:p>0.023875667046449</text:p>
          </table:table-cell>
          <table:table-cell table:style-name="ce12" table:formula="of:=[.E15]/SUM([.B15:.H15])" office:value-type="float" office:value="0.0102769024313422" calcext:value-type="float">
            <text:p>0.010276902431342</text:p>
          </table:table-cell>
          <table:table-cell table:style-name="ce12" table:formula="of:=[.F15]/SUM([.B15:.H15])" office:value-type="float" office:value="0.352266962237036" calcext:value-type="float">
            <text:p>0.352266962237036</text:p>
          </table:table-cell>
          <table:table-cell table:style-name="ce12" table:formula="of:=[.G15]/SUM([.B15:.H15])" office:value-type="float" office:value="0.153357506982433" calcext:value-type="float">
            <text:p>0.153357506982433</text:p>
          </table:table-cell>
          <table:table-cell table:style-name="ce12" table:formula="of:=[.H15]/SUM([.B15:.H15])" office:value-type="float" office:value="0.401874365085176" calcext:value-type="float">
            <text:p>0.401874365085176</text:p>
          </table:table-cell>
        </table:table-row>
        <table:table-row table:style-name="ro1">
          <table:table-cell table:style-name="ce2"/>
          <table:table-cell table:number-columns-repeated="17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0.4136" calcext:value-type="float">
            <text:p>0.4136</text:p>
          </table:table-cell>
          <table:table-cell table:style-name="ce2" office:value-type="float" office:value="0.5954" calcext:value-type="float">
            <text:p>0.5954</text:p>
          </table:table-cell>
          <table:table-cell table:style-name="ce2" office:value-type="float" office:value="0.381" calcext:value-type="float">
            <text:p>0.381</text:p>
          </table:table-cell>
          <table:table-cell table:style-name="ce2" office:value-type="float" office:value="0.477" calcext:value-type="float">
            <text:p>0.477</text:p>
          </table:table-cell>
          <table:table-cell table:style-name="ce2" office:value-type="float" office:value="0.291" calcext:value-type="float">
            <text:p>0.291</text:p>
          </table:table-cell>
          <table:table-cell table:style-name="ce2" office:value-type="float" office:value="0.3455" calcext:value-type="float">
            <text:p>0.3455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3" table:formula="of:=[.B19]/SUM([.B19:.H19])" office:value-type="float" office:value="0.882263032896748" calcext:value-type="float">
            <text:p>0.882263032896748</text:p>
          </table:table-cell>
          <table:table-cell table:style-name="ce13" table:formula="of:=[.C19]/SUM([.B19:.H19])" office:value-type="float" office:value="0.0194511721964869" calcext:value-type="float">
            <text:p>0.019451172196487</text:p>
          </table:table-cell>
          <table:table-cell table:style-name="ce13" table:formula="of:=[.D19]/SUM([.B19:.H19])" office:value-type="float" office:value="0.028001034636819" calcext:value-type="float">
            <text:p>0.028001034636819</text:p>
          </table:table-cell>
          <table:table-cell table:style-name="ce13" table:formula="of:=[.E19]/SUM([.B19:.H19])" office:value-type="float" office:value="0.0179180285465704" calcext:value-type="float">
            <text:p>0.01791802854657</text:p>
          </table:table-cell>
          <table:table-cell table:style-name="ce13" table:formula="of:=[.F19]/SUM([.B19:.H19])" office:value-type="float" office:value="0.0224328073929504" calcext:value-type="float">
            <text:p>0.02243280739295</text:p>
          </table:table-cell>
          <table:table-cell table:style-name="ce13" table:formula="of:=[.G19]/SUM([.B19:.H19])" office:value-type="float" office:value="0.0136854233780892" calcext:value-type="float">
            <text:p>0.013685423378089</text:p>
          </table:table-cell>
          <table:table-cell table:style-name="ce13" table:formula="of:=[.H19]/SUM([.B19:.H19])" office:value-type="float" office:value="0.0162485009523362" calcext:value-type="float">
            <text:p>0.01624850095233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2" office:value-type="float" office:value="0.0364" calcext:value-type="float">
            <text:p>0.0364</text:p>
          </table:table-cell>
          <table:table-cell table:style-name="ce2" office:value-type="float" office:value="13.836" calcext:value-type="float">
            <text:p>13.83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364" calcext:value-type="float">
            <text:p>0.0364</text:p>
          </table:table-cell>
          <table:table-cell table:style-name="ce2" office:value-type="float" office:value="0.0318" calcext:value-type="float">
            <text:p>0.0318</text:p>
          </table:table-cell>
          <table:table-cell table:style-name="ce2" office:value-type="float" office:value="0.3091" calcext:value-type="float">
            <text:p>0.3091</text:p>
          </table:table-cell>
          <table:table-cell table:style-name="ce2" office:value-type="float" office:value="0.0818" calcext:value-type="float">
            <text:p>0.081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3" table:formula="of:=[.B20]/SUM([.B20:.H20])" office:value-type="float" office:value="0.00252226033329869" calcext:value-type="float">
            <text:p>0.002522260333299</text:p>
          </table:table-cell>
          <table:table-cell table:style-name="ce13" table:formula="of:=[.C20]/SUM([.B20:.H20])" office:value-type="float" office:value="0.958736098118699" calcext:value-type="float">
            <text:p>0.958736098118699</text:p>
          </table:table-cell>
          <table:table-cell table:style-name="ce13" table:formula="of:=[.D20]/SUM([.B20:.H20])" office:value-type="float" office:value="0.00692928662994145" calcext:value-type="float">
            <text:p>0.006929286629941</text:p>
          </table:table-cell>
          <table:table-cell table:style-name="ce13" table:formula="of:=[.E20]/SUM([.B20:.H20])" office:value-type="float" office:value="0.00252226033329869" calcext:value-type="float">
            <text:p>0.002522260333299</text:p>
          </table:table-cell>
          <table:table-cell table:style-name="ce13" table:formula="of:=[.F20]/SUM([.B20:.H20])" office:value-type="float" office:value="0.00220351314832138" calcext:value-type="float">
            <text:p>0.002203513148321</text:p>
          </table:table-cell>
          <table:table-cell table:style-name="ce13" table:formula="of:=[.G20]/SUM([.B20:.H20])" office:value-type="float" office:value="0.021418424973149" calcext:value-type="float">
            <text:p>0.021418424973149</text:p>
          </table:table-cell>
          <table:table-cell table:style-name="ce13" table:formula="of:=[.H20]/SUM([.B20:.H20])" office:value-type="float" office:value="0.0056681564632921" calcext:value-type="float">
            <text:p>0.00566815646329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.764" calcext:value-type="float">
            <text:p>9.764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0318" calcext:value-type="float">
            <text:p>0.0318</text:p>
          </table:table-cell>
          <table:table-cell table:style-name="ce2" office:value-type="float" office:value="0.091" calcext:value-type="float">
            <text:p>0.09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3" table:formula="of:=[.B21]/SUM([.B21:.H21])" office:value-type="float" office:value="0" calcext:value-type="float">
            <text:p>0</text:p>
          </table:table-cell>
          <table:table-cell table:style-name="ce13" table:formula="of:=[.C21]/SUM([.B21:.H21])" office:value-type="float" office:value="0" calcext:value-type="float">
            <text:p>0</text:p>
          </table:table-cell>
          <table:table-cell table:style-name="ce13" table:formula="of:=[.D21]/SUM([.B21:.H21])" office:value-type="float" office:value="0.915706943767116" calcext:value-type="float">
            <text:p>0.915706943767116</text:p>
          </table:table-cell>
          <table:table-cell table:style-name="ce13" table:formula="of:=[.E21]/SUM([.B21:.H21])" office:value-type="float" office:value="0.0174438233859774" calcext:value-type="float">
            <text:p>0.017443823385977</text:p>
          </table:table-cell>
          <table:table-cell table:style-name="ce13" table:formula="of:=[.F21]/SUM([.B21:.H21])" office:value-type="float" office:value="0.055332558052294" calcext:value-type="float">
            <text:p>0.055332558052294</text:p>
          </table:table-cell>
          <table:table-cell table:style-name="ce13" table:formula="of:=[.G21]/SUM([.B21:.H21])" office:value-type="float" office:value="0.00298233109502195" calcext:value-type="float">
            <text:p>0.002982331095022</text:p>
          </table:table-cell>
          <table:table-cell table:style-name="ce13" table:formula="of:=[.H21]/SUM([.B21:.H21])" office:value-type="float" office:value="0.0085343436995911" calcext:value-type="float">
            <text:p>0.00853434369959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8" calcext:value-type="float">
            <text:p>0.31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9.1455" calcext:value-type="float">
            <text:p>9.1455</text:p>
          </table:table-cell>
          <table:table-cell table:style-name="ce2" office:value-type="float" office:value="0.691" calcext:value-type="float">
            <text:p>0.691</text:p>
          </table:table-cell>
          <table:table-cell table:style-name="ce2" office:value-type="float" office:value="0.4091" calcext:value-type="float">
            <text:p>0.4091</text:p>
          </table:table-cell>
          <table:table-cell table:style-name="ce2" office:value-type="float" office:value="0.1318" calcext:value-type="float">
            <text:p>0.131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3" table:formula="of:=[.B22]/SUM([.B22:.H22])" office:value-type="float" office:value="0" calcext:value-type="float">
            <text:p>0</text:p>
          </table:table-cell>
          <table:table-cell table:style-name="ce13" table:formula="of:=[.C22]/SUM([.B22:.H22])" office:value-type="float" office:value="0.0290533009300711" calcext:value-type="float">
            <text:p>0.029053300930071</text:p>
          </table:table-cell>
          <table:table-cell table:style-name="ce13" table:formula="of:=[.D22]/SUM([.B22:.H22])" office:value-type="float" office:value="0.022840645385276" calcext:value-type="float">
            <text:p>0.022840645385276</text:p>
          </table:table-cell>
          <table:table-cell table:style-name="ce13" table:formula="of:=[.E22]/SUM([.B22:.H22])" office:value-type="float" office:value="0.835556489484167" calcext:value-type="float">
            <text:p>0.835556489484167</text:p>
          </table:table-cell>
          <table:table-cell table:style-name="ce13" table:formula="of:=[.F22]/SUM([.B22:.H22])" office:value-type="float" office:value="0.0631315438449029" calcext:value-type="float">
            <text:p>0.063131543844903</text:p>
          </table:table-cell>
          <table:table-cell table:style-name="ce13" table:formula="of:=[.G22]/SUM([.B22:.H22])" office:value-type="float" office:value="0.0373764321084657" calcext:value-type="float">
            <text:p>0.037376432108466</text:p>
          </table:table-cell>
          <table:table-cell table:style-name="ce13" table:formula="of:=[.H22]/SUM([.B22:.H22])" office:value-type="float" office:value="0.0120415882471175" calcext:value-type="float">
            <text:p>0.01204158824711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3" table:formula="of:=[.B23]/SUM([.B23:.H23])" office:value-type="string" office:string-value="" calcext:value-type="error">
            <text:p>#DIV/0!</text:p>
          </table:table-cell>
          <table:table-cell table:style-name="ce13" table:formula="of:=[.C23]/SUM([.B23:.H23])" office:value-type="string" office:string-value="" calcext:value-type="error">
            <text:p>#DIV/0!</text:p>
          </table:table-cell>
          <table:table-cell table:style-name="ce13" table:formula="of:=[.D23]/SUM([.B23:.H23])" office:value-type="string" office:string-value="" calcext:value-type="error">
            <text:p>#DIV/0!</text:p>
          </table:table-cell>
          <table:table-cell table:style-name="ce13" table:formula="of:=[.E23]/SUM([.B23:.H23])" office:value-type="string" office:string-value="" calcext:value-type="error">
            <text:p>#DIV/0!</text:p>
          </table:table-cell>
          <table:table-cell table:style-name="ce13" table:formula="of:=[.F23]/SUM([.B23:.H23])" office:value-type="string" office:string-value="" calcext:value-type="error">
            <text:p>#DIV/0!</text:p>
          </table:table-cell>
          <table:table-cell table:style-name="ce13" table:formula="of:=[.G23]/SUM([.B23:.H23])" office:value-type="string" office:string-value="" calcext:value-type="error">
            <text:p>#DIV/0!</text:p>
          </table:table-cell>
          <table:table-cell table:style-name="ce13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09" calcext:value-type="float">
            <text:p>0.4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364" calcext:value-type="float">
            <text:p>0.13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04" calcext:value-type="float">
            <text:p>14.04</text:p>
          </table:table-cell>
          <table:table-cell table:style-name="ce2" office:value-type="float" office:value="0.0409" calcext:value-type="float">
            <text:p>0.040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3" table:formula="of:=[.B24]/SUM([.B24:.H24])" office:value-type="float" office:value="0" calcext:value-type="float">
            <text:p>0</text:p>
          </table:table-cell>
          <table:table-cell table:style-name="ce13" table:formula="of:=[.C24]/SUM([.B24:.H24])" office:value-type="float" office:value="0.0279633263368042" calcext:value-type="float">
            <text:p>0.027963326336804</text:p>
          </table:table-cell>
          <table:table-cell table:style-name="ce13" table:formula="of:=[.D24]/SUM([.B24:.H24])" office:value-type="float" office:value="0" calcext:value-type="float">
            <text:p>0</text:p>
          </table:table-cell>
          <table:table-cell table:style-name="ce13" table:formula="of:=[.E24]/SUM([.B24:.H24])" office:value-type="float" office:value="0.00932566677833765" calcext:value-type="float">
            <text:p>0.009325666778338</text:p>
          </table:table-cell>
          <table:table-cell table:style-name="ce13" table:formula="of:=[.F24]/SUM([.B24:.H24])" office:value-type="float" office:value="0" calcext:value-type="float">
            <text:p>0</text:p>
          </table:table-cell>
          <table:table-cell table:style-name="ce13" table:formula="of:=[.G24]/SUM([.B24:.H24])" office:value-type="float" office:value="0.959914674251178" calcext:value-type="float">
            <text:p>0.959914674251178</text:p>
          </table:table-cell>
          <table:table-cell table:style-name="ce13" table:formula="of:=[.H24]/SUM([.B24:.H24])" office:value-type="float" office:value="0.00279633263368042" calcext:value-type="float">
            <text:p>0.0027963326336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5728" calcext:value-type="float">
            <text:p>0.5728</text:p>
          </table:table-cell>
          <table:table-cell table:style-name="ce2" office:value-type="float" office:value="0.60455" calcext:value-type="float">
            <text:p>0.60455</text:p>
          </table:table-cell>
          <table:table-cell table:style-name="ce2" office:value-type="float" office:value="1.1863" calcext:value-type="float">
            <text:p>1.1863</text:p>
          </table:table-cell>
          <table:table-cell table:style-name="ce2" office:value-type="float" office:value="2.445" calcext:value-type="float">
            <text:p>2.445</text:p>
          </table:table-cell>
          <table:table-cell table:style-name="ce2" office:value-type="float" office:value="2.0184" calcext:value-type="float">
            <text:p>2.0184</text:p>
          </table:table-cell>
          <table:table-cell table:style-name="ce2" office:value-type="float" office:value="21.5" calcext:value-type="float">
            <text:p>21.5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3" table:formula="of:=[.B25]/SUM([.B25:.H25])" office:value-type="float" office:value="0.011722409164412" calcext:value-type="float">
            <text:p>0.011722409164412</text:p>
          </table:table-cell>
          <table:table-cell table:style-name="ce13" table:formula="of:=[.C25]/SUM([.B25:.H25])" office:value-type="float" office:value="0.0199839165755214" calcext:value-type="float">
            <text:p>0.019983916575521</text:p>
          </table:table-cell>
          <table:table-cell table:style-name="ce13" table:formula="of:=[.D25]/SUM([.B25:.H25])" office:value-type="float" office:value="0.0210916144653134" calcext:value-type="float">
            <text:p>0.021091614465313</text:p>
          </table:table-cell>
          <table:table-cell table:style-name="ce13" table:formula="of:=[.E25]/SUM([.B25:.H25])" office:value-type="float" office:value="0.0413877797373273" calcext:value-type="float">
            <text:p>0.041387779737327</text:p>
          </table:table-cell>
          <table:table-cell table:style-name="ce13" table:formula="of:=[.F25]/SUM([.B25:.H25])" office:value-type="float" office:value="0.0853014595446053" calcext:value-type="float">
            <text:p>0.085301459544605</text:p>
          </table:table-cell>
          <table:table-cell table:style-name="ce13" table:formula="of:=[.G25]/SUM([.B25:.H25])" office:value-type="float" office:value="0.0704181864805037" calcext:value-type="float">
            <text:p>0.070418186480504</text:p>
          </table:table-cell>
          <table:table-cell table:style-name="ce13" table:formula="of:=[.H25]/SUM([.B25:.H25])" office:value-type="float" office:value="0.750094634032317" calcext:value-type="float">
            <text:p>0.75009463403231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2" office:value-type="float" office:value="8.70892" calcext:value-type="float">
            <text:p>8.70892</text:p>
          </table:table-cell>
          <table:table-cell table:style-name="ce2" office:value-type="float" office:value="3.9589" calcext:value-type="float">
            <text:p>3.9589</text:p>
          </table:table-cell>
          <table:table-cell table:style-name="ce2" office:value-type="float" office:value="1.20447" calcext:value-type="float">
            <text:p>1.20447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1.28624" calcext:value-type="float">
            <text:p>1.28624</text:p>
          </table:table-cell>
          <table:table-cell table:style-name="ce2" office:value-type="float" office:value="0.21365" calcext:value-type="float">
            <text:p>0.21365</text:p>
          </table:table-cell>
          <table:table-cell table:style-name="ce2" office:value-type="float" office:value="0.859128" calcext:value-type="float">
            <text:p>0.859128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formula="of:=[.B29]/SUM([.B29:.H29])" office:value-type="float" office:value="0.409228605685327" calcext:value-type="float">
            <text:p>0.409228605685327</text:p>
          </table:table-cell>
          <table:table-cell table:formula="of:=[.C29]/SUM([.B29:.H29])" office:value-type="float" office:value="0.18602709946212" calcext:value-type="float">
            <text:p>0.18602709946212</text:p>
          </table:table-cell>
          <table:table-cell table:formula="of:=[.D29]/SUM([.B29:.H29])" office:value-type="float" office:value="0.0565975549999088" calcext:value-type="float">
            <text:p>0.056597554999909</text:p>
          </table:table-cell>
          <table:table-cell table:formula="of:=[.E29]/SUM([.B29:.H29])" office:value-type="float" office:value="0.237297444311224" calcext:value-type="float">
            <text:p>0.237297444311224</text:p>
          </table:table-cell>
          <table:table-cell table:formula="of:=[.F29]/SUM([.B29:.H29])" office:value-type="float" office:value="0.0604398940140334" calcext:value-type="float">
            <text:p>0.060439894014033</text:p>
          </table:table-cell>
          <table:table-cell table:formula="of:=[.G29]/SUM([.B29:.H29])" office:value-type="float" office:value="0.0100393265301174" calcext:value-type="float">
            <text:p>0.010039326530118</text:p>
          </table:table-cell>
          <table:table-cell table:formula="of:=[.H29]/SUM([.B29:.H29])" office:value-type="float" office:value="0.0403700749972699" calcext:value-type="float">
            <text:p>0.04037007499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173" calcext:value-type="float">
            <text:p>13.173</text:p>
          </table:table-cell>
          <table:table-cell table:style-name="ce2" office:value-type="float" office:value="0.045457" calcext:value-type="float">
            <text:p>0.045457</text:p>
          </table:table-cell>
          <table:table-cell table:style-name="ce2" office:value-type="float" office:value="0.28637" calcext:value-type="float">
            <text:p>0.286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955" calcext:value-type="float">
            <text:p>0.89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formula="of:=[.B30]/SUM([.B30:.H30])" office:value-type="float" office:value="0" calcext:value-type="float">
            <text:p>0</text:p>
          </table:table-cell>
          <table:table-cell table:formula="of:=[.C30]/SUM([.B30:.H30])" office:value-type="float" office:value="0.914770893744288" calcext:value-type="float">
            <text:p>0.914770893744288</text:p>
          </table:table-cell>
          <table:table-cell table:formula="of:=[.D30]/SUM([.B30:.H30])" office:value-type="float" office:value="0.00315666442852305" calcext:value-type="float">
            <text:p>0.003156664428523</text:p>
          </table:table-cell>
          <table:table-cell table:formula="of:=[.E30]/SUM([.B30:.H30])" office:value-type="float" office:value="0.0198863539696008" calcext:value-type="float">
            <text:p>0.019886353969601</text:p>
          </table:table-cell>
          <table:table-cell table:formula="of:=[.F30]/SUM([.B30:.H30])" office:value-type="float" office:value="0" calcext:value-type="float">
            <text:p>0</text:p>
          </table:table-cell>
          <table:table-cell table:formula="of:=[.G30]/SUM([.B30:.H30])" office:value-type="float" office:value="0.0621860878575882" calcext:value-type="float">
            <text:p>0.062186087857588</text:p>
          </table:table-cell>
          <table:table-cell table:formula="of:=[.H30]/SUM([.B30: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2" office:value-type="float" office:value="0.82723" calcext:value-type="float">
            <text:p>0.82723</text:p>
          </table:table-cell>
          <table:table-cell table:style-name="ce2" office:value-type="float" office:value="0.454513" calcext:value-type="float">
            <text:p>0.454513</text:p>
          </table:table-cell>
          <table:table-cell table:style-name="ce2" office:value-type="float" office:value="3.65454" calcext:value-type="float">
            <text:p>3.65454</text:p>
          </table:table-cell>
          <table:table-cell table:style-name="ce2" office:value-type="float" office:value="0.718167" calcext:value-type="float">
            <text:p>0.718167</text:p>
          </table:table-cell>
          <table:table-cell table:style-name="ce2" office:value-type="float" office:value="4.4363" calcext:value-type="float">
            <text:p>4.4363</text:p>
          </table:table-cell>
          <table:table-cell table:style-name="ce2" office:value-type="float" office:value="0.05455" calcext:value-type="float">
            <text:p>0.05455</text:p>
          </table:table-cell>
          <table:table-cell table:style-name="ce2" office:value-type="float" office:value="0.43639" calcext:value-type="float">
            <text:p>0.4363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formula="of:=[.B31]/SUM([.B31:.H31])" office:value-type="float" office:value="0.0781756033299029" calcext:value-type="float">
            <text:p>0.078175603329903</text:p>
          </table:table-cell>
          <table:table-cell table:formula="of:=[.C31]/SUM([.B31:.H31])" office:value-type="float" office:value="0.0429527797544627" calcext:value-type="float">
            <text:p>0.042952779754463</text:p>
          </table:table-cell>
          <table:table-cell table:formula="of:=[.D31]/SUM([.B31:.H31])" office:value-type="float" office:value="0.34536449281731" calcext:value-type="float">
            <text:p>0.34536449281731</text:p>
          </table:table-cell>
          <table:table-cell table:formula="of:=[.E31]/SUM([.B31:.H31])" office:value-type="float" office:value="0.0678688375864347" calcext:value-type="float">
            <text:p>0.067868837586435</text:p>
          </table:table-cell>
          <table:table-cell table:formula="of:=[.F31]/SUM([.B31:.H31])" office:value-type="float" office:value="0.419243050968229" calcext:value-type="float">
            <text:p>0.419243050968229</text:p>
          </table:table-cell>
          <table:table-cell table:formula="of:=[.G31]/SUM([.B31:.H31])" office:value-type="float" office:value="0.00515513117469894" calcext:value-type="float">
            <text:p>0.005155131174699</text:p>
          </table:table-cell>
          <table:table-cell table:formula="of:=[.H31]/SUM([.B31:.H31])" office:value-type="float" office:value="0.0412401043689619" calcext:value-type="float">
            <text:p>0.041240104368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2" office:value-type="float" office:value="0.11364" calcext:value-type="float">
            <text:p>0.11364</text:p>
          </table:table-cell>
          <table:table-cell table:style-name="ce2" office:value-type="float" office:value="0.07273" calcext:value-type="float">
            <text:p>0.07273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6.57743" calcext:value-type="float">
            <text:p>6.57743</text:p>
          </table:table-cell>
          <table:table-cell table:style-name="ce2" office:value-type="float" office:value="1.3273" calcext:value-type="float">
            <text:p>1.3273</text:p>
          </table:table-cell>
          <table:table-cell table:style-name="ce2" office:value-type="float" office:value="0.31816" calcext:value-type="float">
            <text:p>0.31816</text:p>
          </table:table-cell>
          <table:table-cell table:style-name="ce2" office:value-type="float" office:value="1.7728" calcext:value-type="float">
            <text:p>1.772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formula="of:=[.B32]/SUM([.B32:.H32])" office:value-type="float" office:value="0.0107899119450516" calcext:value-type="float">
            <text:p>0.010789911945052</text:p>
          </table:table-cell>
          <table:table-cell table:formula="of:=[.C32]/SUM([.B32:.H32])" office:value-type="float" office:value="0.00690558162410772" calcext:value-type="float">
            <text:p>0.006905581624108</text:p>
          </table:table-cell>
          <table:table-cell table:formula="of:=[.D32]/SUM([.B32:.H32])" office:value-type="float" office:value="0.033231865371067" calcext:value-type="float">
            <text:p>0.033231865371067</text:p>
          </table:table-cell>
          <table:table-cell table:formula="of:=[.E32]/SUM([.B32:.H32])" office:value-type="float" office:value="0.624515052136049" calcext:value-type="float">
            <text:p>0.624515052136049</text:p>
          </table:table-cell>
          <table:table-cell table:formula="of:=[.F32]/SUM([.B32:.H32])" office:value-type="float" office:value="0.126024728305764" calcext:value-type="float">
            <text:p>0.126024728305764</text:p>
          </table:table-cell>
          <table:table-cell table:formula="of:=[.G32]/SUM([.B32:.H32])" office:value-type="float" office:value="0.0302087151041677" calcext:value-type="float">
            <text:p>0.030208715104168</text:p>
          </table:table-cell>
          <table:table-cell table:formula="of:=[.H32]/SUM([.B32:.H32])" office:value-type="float" office:value="0.168324145513793" calcext:value-type="float">
            <text:p>0.16832414551379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formula="of:=[.B33]/SUM([.B33:.H33])" office:value-type="string" office:string-value="" calcext:value-type="error">
            <text:p>#DIV/0!</text:p>
          </table:table-cell>
          <table:table-cell table:formula="of:=[.C33]/SUM([.B33:.H33])" office:value-type="string" office:string-value="" calcext:value-type="error">
            <text:p>#DIV/0!</text:p>
          </table:table-cell>
          <table:table-cell table:formula="of:=[.D33]/SUM([.B33:.H33])" office:value-type="string" office:string-value="" calcext:value-type="error">
            <text:p>#DIV/0!</text:p>
          </table:table-cell>
          <table:table-cell table:formula="of:=[.E33]/SUM([.B33:.H33])" office:value-type="string" office:string-value="" calcext:value-type="error">
            <text:p>#DIV/0!</text:p>
          </table:table-cell>
          <table:table-cell table:formula="of:=[.F33]/SUM([.B33:.H33])" office:value-type="string" office:string-value="" calcext:value-type="error">
            <text:p>#DIV/0!</text:p>
          </table:table-cell>
          <table:table-cell table:formula="of:=[.G33]/SUM([.B33:.H33])" office:value-type="string" office:string-value="" calcext:value-type="error">
            <text:p>#DIV/0!</text:p>
          </table:table-cell>
          <table:table-cell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4546" calcext:value-type="float">
            <text:p>0.045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.159" calcext:value-type="float">
            <text:p>14.159</text:p>
          </table:table-cell>
          <table:table-cell table:style-name="ce2" office:value-type="float" office:value="0.1091" calcext:value-type="float">
            <text:p>0.1091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formula="of:=[.B34]/SUM([.B34:.H34])" office:value-type="float" office:value="0" calcext:value-type="float">
            <text:p>0</text:p>
          </table:table-cell>
          <table:table-cell table:formula="of:=[.C34]/SUM([.B34:.H34])" office:value-type="float" office:value="0" calcext:value-type="float">
            <text:p>0</text:p>
          </table:table-cell>
          <table:table-cell table:formula="of:=[.D34]/SUM([.B34:.H34])" office:value-type="float" office:value="0.00317600932262833" calcext:value-type="float">
            <text:p>0.003176009322628</text:p>
          </table:table-cell>
          <table:table-cell table:formula="of:=[.E34]/SUM([.B34:.H34])" office:value-type="float" office:value="0" calcext:value-type="float">
            <text:p>0</text:p>
          </table:table-cell>
          <table:table-cell table:formula="of:=[.F34]/SUM([.B34:.H34])" office:value-type="float" office:value="0" calcext:value-type="float">
            <text:p>0</text:p>
          </table:table-cell>
          <table:table-cell table:formula="of:=[.G34]/SUM([.B34:.H34])" office:value-type="float" office:value="0.989201847758349" calcext:value-type="float">
            <text:p>0.989201847758349</text:p>
          </table:table-cell>
          <table:table-cell table:formula="of:=[.H34]/SUM([.B34:.H34])" office:value-type="float" office:value="0.00762214291902224" calcext:value-type="float">
            <text:p>0.007622142919022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" office:value-type="float" office:value="0.39547" calcext:value-type="float">
            <text:p>0.39547</text:p>
          </table:table-cell>
          <table:table-cell table:style-name="ce2" office:value-type="float" office:value="0.38633" calcext:value-type="float">
            <text:p>0.38633</text:p>
          </table:table-cell>
          <table:table-cell table:style-name="ce2" office:value-type="float" office:value="0.33183" calcext:value-type="float">
            <text:p>0.33183</text:p>
          </table:table-cell>
          <table:table-cell table:style-name="ce2" office:value-type="float" office:value="1.259147" calcext:value-type="float">
            <text:p>1.259147</text:p>
          </table:table-cell>
          <table:table-cell table:style-name="ce2" office:value-type="float" office:value="6.4819" calcext:value-type="float">
            <text:p>6.4819</text:p>
          </table:table-cell>
          <table:table-cell table:style-name="ce2" office:value-type="float" office:value="0.63636" calcext:value-type="float">
            <text:p>0.63636</text:p>
          </table:table-cell>
          <table:table-cell table:style-name="ce2" office:value-type="float" office:value="19.39544" calcext:value-type="float">
            <text:p>19.3954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formula="of:=[.B35]/SUM([.B35:.H35])" office:value-type="float" office:value="0.0136904891517231" calcext:value-type="float">
            <text:p>0.013690489151723</text:p>
          </table:table-cell>
          <table:table-cell table:formula="of:=[.C35]/SUM([.B35:.H35])" office:value-type="float" office:value="0.0133740781196682" calcext:value-type="float">
            <text:p>0.013374078119668</text:p>
          </table:table-cell>
          <table:table-cell table:formula="of:=[.D35]/SUM([.B35:.H35])" office:value-type="float" office:value="0.0114873821407851" calcext:value-type="float">
            <text:p>0.011487382140785</text:p>
          </table:table-cell>
          <table:table-cell table:formula="of:=[.E35]/SUM([.B35:.H35])" office:value-type="float" office:value="0.0435894969123441" calcext:value-type="float">
            <text:p>0.043589496912344</text:p>
          </table:table-cell>
          <table:table-cell table:formula="of:=[.F35]/SUM([.B35:.H35])" office:value-type="float" office:value="0.224392195697662" calcext:value-type="float">
            <text:p>0.224392195697662</text:p>
          </table:table-cell>
          <table:table-cell table:formula="of:=[.G35]/SUM([.B35:.H35])" office:value-type="float" office:value="0.0220296853783866" calcext:value-type="float">
            <text:p>0.022029685378387</text:p>
          </table:table-cell>
          <table:table-cell table:formula="of:=[.H35]/SUM([.B35:.H35])" office:value-type="float" office:value="0.671436672599431" calcext:value-type="float">
            <text:p>0.671436672599431</text:p>
          </table:table-cell>
        </table:table-row>
        <calcext:conditional-formats>
          <calcext:conditional-format calcext:target-range-address="MEG.L19:MEG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:MEG.R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06412" calcext:value-type="float">
            <text:p>0.106412</text:p>
          </table:table-cell>
          <table:table-cell office:value-type="float" office:value="0.14324693" calcext:value-type="float">
            <text:p>0.14324693</text:p>
          </table:table-cell>
          <table:table-cell office:value-type="float" office:value="0.18326511" calcext:value-type="float">
            <text:p>0.18326511</text:p>
          </table:table-cell>
          <table:table-cell office:value-type="float" office:value="0.20827648" calcext:value-type="float">
            <text:p>0.20827648</text:p>
          </table:table-cell>
          <table:table-cell table:number-columns-repeated="3" office:value-type="float" office:value="0.20873123" calcext:value-type="float">
            <text:p>0.20873123</text:p>
          </table:table-cell>
          <table:table-cell office:value-type="float" office:value="0.21045454" calcext:value-type="float">
            <text:p>0.21045454</text:p>
          </table:table-cell>
          <table:table-cell office:value-type="float" office:value="0.21055024" calcext:value-type="float">
            <text:p>0.21055024</text:p>
          </table:table-cell>
          <table:table-cell office:value-type="float" office:value="0.20645748" calcext:value-type="float">
            <text:p>0.20645748</text:p>
          </table:table-cell>
          <table:table-cell/>
          <table:table-cell table:formula="of:=AVERAGE([.B2:.K2])" office:value-type="float" office:value="0.189485647" calcext:value-type="float">
            <text:p>0.189485647</text:p>
          </table:table-cell>
          <table:table-cell table:formula="of:=STDEV([.B2:.K2])" office:value-type="float" office:value="0.0360765733827979" calcext:value-type="float">
            <text:p>0.036076573382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89363638" calcext:value-type="float">
            <text:p>0.89363638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676672" calcext:value-type="float">
            <text:p>0.88676672</text:p>
          </table:table-cell>
          <table:table-cell office:value-type="float" office:value="0.89540701" calcext:value-type="float">
            <text:p>0.89540701</text:p>
          </table:table-cell>
          <table:table-cell office:value-type="float" office:value="0.89404276" calcext:value-type="float">
            <text:p>0.89404276</text:p>
          </table:table-cell>
          <table:table-cell office:value-type="float" office:value="0.89318181" calcext:value-type="float">
            <text:p>0.89318181</text:p>
          </table:table-cell>
          <table:table-cell office:value-type="float" office:value="0.89449749" calcext:value-type="float">
            <text:p>0.89449749</text:p>
          </table:table-cell>
          <table:table-cell office:value-type="float" office:value="0.89449752" calcext:value-type="float">
            <text:p>0.89449752</text:p>
          </table:table-cell>
          <table:table-cell office:value-type="float" office:value="0.89404275" calcext:value-type="float">
            <text:p>0.89404275</text:p>
          </table:table-cell>
          <table:table-cell office:value-type="float" office:value="0.89545456" calcext:value-type="float">
            <text:p>0.89545456</text:p>
          </table:table-cell>
          <table:table-cell/>
          <table:table-cell table:formula="of:=AVERAGE([.B3:.K3])" office:value-type="float" office:value="0.8946527" calcext:value-type="float">
            <text:p>0.8946527</text:p>
          </table:table-cell>
          <table:table-cell table:formula="of:=STDEV([.B3:.K3])" office:value-type="float" office:value="0.00440272543625222" calcext:value-type="float">
            <text:p>0.004402725436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5636363" calcext:value-type="float">
            <text:p>0.65636363</text:p>
          </table:table-cell>
          <table:table-cell office:value-type="float" office:value="0.69758979" calcext:value-type="float">
            <text:p>0.69758979</text:p>
          </table:table-cell>
          <table:table-cell office:value-type="float" office:value="0.70941335" calcext:value-type="float">
            <text:p>0.70941335</text:p>
          </table:table-cell>
          <table:table-cell office:value-type="float" office:value="0.70759434" calcext:value-type="float">
            <text:p>0.70759434</text:p>
          </table:table-cell>
          <table:table-cell office:value-type="float" office:value="0.70213732" calcext:value-type="float">
            <text:p>0.70213732</text:p>
          </table:table-cell>
          <table:table-cell office:value-type="float" office:value="0.69304228" calcext:value-type="float">
            <text:p>0.69304228</text:p>
          </table:table-cell>
          <table:table-cell office:value-type="float" office:value="0.69622553" calcext:value-type="float">
            <text:p>0.69622553</text:p>
          </table:table-cell>
          <table:table-cell office:value-type="float" office:value="0.71272726" calcext:value-type="float">
            <text:p>0.71272726</text:p>
          </table:table-cell>
          <table:table-cell office:value-type="float" office:value="0.69122326" calcext:value-type="float">
            <text:p>0.69122326</text:p>
          </table:table-cell>
          <table:table-cell office:value-type="float" office:value="0.69986355" calcext:value-type="float">
            <text:p>0.69986355</text:p>
          </table:table-cell>
          <table:table-cell/>
          <table:table-cell table:formula="of:=AVERAGE([.B4:.K4])" office:value-type="float" office:value="0.696618031" calcext:value-type="float">
            <text:p>0.696618031</text:p>
          </table:table-cell>
          <table:table-cell table:formula="of:=STDEV([.B4:.K4])" office:value-type="float" office:value="0.0158047372399294" calcext:value-type="float">
            <text:p>0.015804737239929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0" calcext:value-type="float">
            <text:p>0</text:p>
          </table:table-cell>
          <table:table-cell office:value-type="float" office:value="2.1272" calcext:value-type="float">
            <text:p>2.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368" calcext:value-type="float">
            <text:p>2.313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4" table:formula="of:=[.B9]/SUM([.B9:.H9])" office:value-type="float" office:value="0" calcext:value-type="float">
            <text:p>0</text:p>
          </table:table-cell>
          <table:table-cell table:style-name="ce14" table:formula="of:=[.C9]/SUM([.B9:.H9])" office:value-type="float" office:value="0.479004161337393" calcext:value-type="float">
            <text:p>0.479004161337393</text:p>
          </table:table-cell>
          <table:table-cell table:style-name="ce14" table:formula="of:=[.D9]/SUM([.B9:.H9])" office:value-type="float" office:value="0" calcext:value-type="float">
            <text:p>0</text:p>
          </table:table-cell>
          <table:table-cell table:style-name="ce14" table:formula="of:=[.E9]/SUM([.B9:.H9])" office:value-type="float" office:value="0" calcext:value-type="float">
            <text:p>0</text:p>
          </table:table-cell>
          <table:table-cell table:style-name="ce14" table:formula="of:=[.F9]/SUM([.B9:.H9])" office:value-type="float" office:value="0" calcext:value-type="float">
            <text:p>0</text:p>
          </table:table-cell>
          <table:table-cell table:style-name="ce14" table:formula="of:=[.G9]/SUM([.B9:.H9])" office:value-type="float" office:value="0.520995838662607" calcext:value-type="float">
            <text:p>0.520995838662607</text:p>
          </table:table-cell>
          <table:table-cell table:style-name="ce14" table:formula="of:=[.H9]/SUM([.B9: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9725" calcext:value-type="float">
            <text:p>10.9725</text:p>
          </table:table-cell>
          <table:table-cell office:value-type="float" office:value="1.436198" calcext:value-type="float">
            <text:p>1.436198</text:p>
          </table:table-cell>
          <table:table-cell office:value-type="float" office:value="0" calcext:value-type="float">
            <text:p>0</text:p>
          </table:table-cell>
          <table:table-cell office:value-type="float" office:value="1.9499" calcext:value-type="float">
            <text:p>1.94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4" table:formula="of:=[.B10]/SUM([.B10:.H10])" office:value-type="float" office:value="0" calcext:value-type="float">
            <text:p>0</text:p>
          </table:table-cell>
          <table:table-cell table:style-name="ce14" table:formula="of:=[.C10]/SUM([.B10:.H10])" office:value-type="float" office:value="0" calcext:value-type="float">
            <text:p>0</text:p>
          </table:table-cell>
          <table:table-cell table:style-name="ce14" table:formula="of:=[.D10]/SUM([.B10:.H10])" office:value-type="float" office:value="0.764176279606129" calcext:value-type="float">
            <text:p>0.764176279606129</text:p>
          </table:table-cell>
          <table:table-cell table:style-name="ce14" table:formula="of:=[.E10]/SUM([.B10:.H10])" office:value-type="float" office:value="0.100023553831648" calcext:value-type="float">
            <text:p>0.100023553831648</text:p>
          </table:table-cell>
          <table:table-cell table:style-name="ce14" table:formula="of:=[.F10]/SUM([.B10:.H10])" office:value-type="float" office:value="0" calcext:value-type="float">
            <text:p>0</text:p>
          </table:table-cell>
          <table:table-cell table:style-name="ce14" table:formula="of:=[.G10]/SUM([.B10:.H10])" office:value-type="float" office:value="0.135800166562223" calcext:value-type="float">
            <text:p>0.135800166562223</text:p>
          </table:table-cell>
          <table:table-cell table:style-name="ce14" table:formula="of:=[.H10]/SUM([.B10: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" calcext:value-type="float">
            <text:p>0</text:p>
          </table:table-cell>
          <table:table-cell office:value-type="float" office:value="8.441" calcext:value-type="float">
            <text:p>8.441</text:p>
          </table:table-cell>
          <table:table-cell office:value-type="float" office:value="1.06367" calcext:value-type="float">
            <text:p>1.0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2" calcext:value-type="float">
            <text:p>1.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4" table:formula="of:=[.B11]/SUM([.B11:.H11])" office:value-type="float" office:value="0" calcext:value-type="float">
            <text:p>0</text:p>
          </table:table-cell>
          <table:table-cell table:style-name="ce14" table:formula="of:=[.C11]/SUM([.B11:.H11])" office:value-type="float" office:value="0.794322210062042" calcext:value-type="float">
            <text:p>0.794322210062042</text:p>
          </table:table-cell>
          <table:table-cell table:style-name="ce14" table:formula="of:=[.D11]/SUM([.B11:.H11])" office:value-type="float" office:value="0.100094385164873" calcext:value-type="float">
            <text:p>0.100094385164873</text:p>
          </table:table-cell>
          <table:table-cell table:style-name="ce14" table:formula="of:=[.E11]/SUM([.B11:.H11])" office:value-type="float" office:value="0" calcext:value-type="float">
            <text:p>0</text:p>
          </table:table-cell>
          <table:table-cell table:style-name="ce14" table:formula="of:=[.F11]/SUM([.B11:.H11])" office:value-type="float" office:value="0" calcext:value-type="float">
            <text:p>0</text:p>
          </table:table-cell>
          <table:table-cell table:style-name="ce14" table:formula="of:=[.G11]/SUM([.B11:.H11])" office:value-type="float" office:value="0.105583404773085" calcext:value-type="float">
            <text:p>0.105583404773085</text:p>
          </table:table-cell>
          <table:table-cell table:style-name="ce14" table:formula="of:=[.H11]/SUM([.B11: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" calcext:value-type="float">
            <text:p>0</text:p>
          </table:table-cell>
          <table:table-cell office:value-type="float" office:value="8.3362" calcext:value-type="float">
            <text:p>8.3362</text:p>
          </table:table-cell>
          <table:table-cell office:value-type="float" office:value="1.0634" calcext:value-type="float">
            <text:p>1.0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5" calcext:value-type="float">
            <text:p>1.2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4" table:formula="of:=[.B12]/SUM([.B12:.H12])" office:value-type="float" office:value="0" calcext:value-type="float">
            <text:p>0</text:p>
          </table:table-cell>
          <table:table-cell table:style-name="ce14" table:formula="of:=[.C12]/SUM([.B12:.H12])" office:value-type="float" office:value="0.785093378288018" calcext:value-type="float">
            <text:p>0.785093378288018</text:p>
          </table:table-cell>
          <table:table-cell table:style-name="ce14" table:formula="of:=[.D12]/SUM([.B12:.H12])" office:value-type="float" office:value="0.100149744304537" calcext:value-type="float">
            <text:p>0.100149744304537</text:p>
          </table:table-cell>
          <table:table-cell table:style-name="ce14" table:formula="of:=[.E12]/SUM([.B12:.H12])" office:value-type="float" office:value="0" calcext:value-type="float">
            <text:p>0</text:p>
          </table:table-cell>
          <table:table-cell table:style-name="ce14" table:formula="of:=[.F12]/SUM([.B12:.H12])" office:value-type="float" office:value="0" calcext:value-type="float">
            <text:p>0</text:p>
          </table:table-cell>
          <table:table-cell table:style-name="ce14" table:formula="of:=[.G12]/SUM([.B12:.H12])" office:value-type="float" office:value="0.114756877407446" calcext:value-type="float">
            <text:p>0.114756877407446</text:p>
          </table:table-cell>
          <table:table-cell table:style-name="ce14" table:formula="of:=[.H12]/SUM([.B12: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4" table:formula="of:=[.B13]/SUM([.B13:.H13])" office:value-type="string" office:string-value="" calcext:value-type="error">
            <text:p>#DIV/0!</text:p>
          </table:table-cell>
          <table:table-cell table:style-name="ce14" table:formula="of:=[.C13]/SUM([.B13:.H13])" office:value-type="string" office:string-value="" calcext:value-type="error">
            <text:p>#DIV/0!</text:p>
          </table:table-cell>
          <table:table-cell table:style-name="ce14" table:formula="of:=[.D13]/SUM([.B13:.H13])" office:value-type="string" office:string-value="" calcext:value-type="error">
            <text:p>#DIV/0!</text:p>
          </table:table-cell>
          <table:table-cell table:style-name="ce14" table:formula="of:=[.E13]/SUM([.B13:.H13])" office:value-type="string" office:string-value="" calcext:value-type="error">
            <text:p>#DIV/0!</text:p>
          </table:table-cell>
          <table:table-cell table:style-name="ce14" table:formula="of:=[.F13]/SUM([.B13:.H13])" office:value-type="string" office:string-value="" calcext:value-type="error">
            <text:p>#DIV/0!</text:p>
          </table:table-cell>
          <table:table-cell table:style-name="ce14" table:formula="of:=[.G13]/SUM([.B13:.H13])" office:value-type="string" office:string-value="" calcext:value-type="error">
            <text:p>#DIV/0!</text:p>
          </table:table-cell>
          <table:table-cell table:style-name="ce14"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5.99085" calcext:value-type="float">
            <text:p>5.99085</text:p>
          </table:table-cell>
          <table:table-cell office:value-type="float" office:value="1.432" calcext:value-type="float">
            <text:p>1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05" calcext:value-type="float">
            <text:p>6.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4" table:formula="of:=[.B14]/SUM([.B14:.H14])" office:value-type="float" office:value="0" calcext:value-type="float">
            <text:p>0</text:p>
          </table:table-cell>
          <table:table-cell table:style-name="ce14" table:formula="of:=[.C14]/SUM([.B14:.H14])" office:value-type="float" office:value="0.418126236664957" calcext:value-type="float">
            <text:p>0.418126236664957</text:p>
          </table:table-cell>
          <table:table-cell table:style-name="ce14" table:formula="of:=[.D14]/SUM([.B14:.H14])" office:value-type="float" office:value="0.0999452115983905" calcext:value-type="float">
            <text:p>0.099945211598391</text:p>
          </table:table-cell>
          <table:table-cell table:style-name="ce14" table:formula="of:=[.E14]/SUM([.B14:.H14])" office:value-type="float" office:value="0" calcext:value-type="float">
            <text:p>0</text:p>
          </table:table-cell>
          <table:table-cell table:style-name="ce14" table:formula="of:=[.F14]/SUM([.B14:.H14])" office:value-type="float" office:value="0" calcext:value-type="float">
            <text:p>0</text:p>
          </table:table-cell>
          <table:table-cell table:style-name="ce14" table:formula="of:=[.G14]/SUM([.B14:.H14])" office:value-type="float" office:value="0.481928551736653" calcext:value-type="float">
            <text:p>0.481928551736653</text:p>
          </table:table-cell>
          <table:table-cell table:style-name="ce14" table:formula="of:=[.H14]/SUM([.B14: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" calcext:value-type="float">
            <text:p>0</text:p>
          </table:table-cell>
          <table:table-cell office:value-type="float" office:value="22.9462" calcext:value-type="float">
            <text:p>22.9462</text:p>
          </table:table-cell>
          <table:table-cell office:value-type="float" office:value="2.87299" calcext:value-type="float">
            <text:p>2.87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6" calcext:value-type="float">
            <text:p>2.9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4" table:formula="of:=[.B15]/SUM([.B15:.H15])" office:value-type="float" office:value="0" calcext:value-type="float">
            <text:p>0</text:p>
          </table:table-cell>
          <table:table-cell table:style-name="ce14" table:formula="of:=[.C15]/SUM([.B15:.H15])" office:value-type="float" office:value="0.797984642076787" calcext:value-type="float">
            <text:p>0.797984642076787</text:p>
          </table:table-cell>
          <table:table-cell table:style-name="ce14" table:formula="of:=[.D15]/SUM([.B15:.H15])" office:value-type="float" office:value="0.0999120506593766" calcext:value-type="float">
            <text:p>0.099912050659377</text:p>
          </table:table-cell>
          <table:table-cell table:style-name="ce14" table:formula="of:=[.E15]/SUM([.B15:.H15])" office:value-type="float" office:value="0" calcext:value-type="float">
            <text:p>0</text:p>
          </table:table-cell>
          <table:table-cell table:style-name="ce14" table:formula="of:=[.F15]/SUM([.B15:.H15])" office:value-type="float" office:value="0" calcext:value-type="float">
            <text:p>0</text:p>
          </table:table-cell>
          <table:table-cell table:style-name="ce14" table:formula="of:=[.G15]/SUM([.B15:.H15])" office:value-type="float" office:value="0.102103307263837" calcext:value-type="float">
            <text:p>0.102103307263837</text:p>
          </table:table-cell>
          <table:table-cell table:style-name="ce14" table:formula="of:=[.H15]/SUM([.B15:.H15])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17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2" office:value-type="float" office:value="19.1118" calcext:value-type="float">
            <text:p>19.1118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6409" calcext:value-type="float">
            <text:p>0.6409</text:p>
          </table:table-cell>
          <table:table-cell table:style-name="ce2" office:value-type="float" office:value="0.37773" calcext:value-type="float">
            <text:p>0.37773</text:p>
          </table:table-cell>
          <table:table-cell table:style-name="ce2" office:value-type="float" office:value="0.2227" calcext:value-type="float">
            <text:p>0.2227</text:p>
          </table:table-cell>
          <table:table-cell table:style-name="ce2" office:value-type="float" office:value="0.26363" calcext:value-type="float">
            <text:p>0.26363</text:p>
          </table:table-cell>
          <table:table-cell table:style-name="ce2" office:value-type="float" office:value="0.35446" calcext:value-type="float">
            <text:p>0.3544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5" table:formula="of:=[.B19]/SUM([.B19:.H19])" office:value-type="float" office:value="0.898481610363674" calcext:value-type="float">
            <text:p>0.898481610363674</text:p>
          </table:table-cell>
          <table:table-cell table:style-name="ce15" table:formula="of:=[.C19]/SUM([.B19:.H19])" office:value-type="float" office:value="0.0141035634063302" calcext:value-type="float">
            <text:p>0.01410356340633</text:p>
          </table:table-cell>
          <table:table-cell table:style-name="ce15" table:formula="of:=[.D19]/SUM([.B19:.H19])" office:value-type="float" office:value="0.0301299126237235" calcext:value-type="float">
            <text:p>0.030129912623724</text:p>
          </table:table-cell>
          <table:table-cell table:style-name="ce15" table:formula="of:=[.E19]/SUM([.B19:.H19])" office:value-type="float" office:value="0.0177577966849104" calcext:value-type="float">
            <text:p>0.01775779668491</text:p>
          </table:table-cell>
          <table:table-cell table:style-name="ce15" table:formula="of:=[.F19]/SUM([.B19:.H19])" office:value-type="float" office:value="0.0104695452352992" calcext:value-type="float">
            <text:p>0.010469545235299</text:p>
          </table:table-cell>
          <table:table-cell table:style-name="ce15" table:formula="of:=[.G19]/SUM([.B19:.H19])" office:value-type="float" office:value="0.0123937414027028" calcext:value-type="float">
            <text:p>0.012393741402703</text:p>
          </table:table-cell>
          <table:table-cell table:style-name="ce15" table:formula="of:=[.H19]/SUM([.B19:.H19])" office:value-type="float" office:value="0.0166638302833594" calcext:value-type="float">
            <text:p>0.01666383028335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2" office:value-type="float" office:value="0.0409" calcext:value-type="float">
            <text:p>0.0409</text:p>
          </table:table-cell>
          <table:table-cell table:style-name="ce2" office:value-type="float" office:value="13.8183" calcext:value-type="float">
            <text:p>13.8183</text:p>
          </table:table-cell>
          <table:table-cell table:style-name="ce2" office:value-type="float" office:value="0.00909" calcext:value-type="float">
            <text:p>0.00909</text:p>
          </table:table-cell>
          <table:table-cell table:style-name="ce2" office:value-type="float" office:value="0.03182" calcext:value-type="float">
            <text:p>0.03182</text:p>
          </table:table-cell>
          <table:table-cell table:style-name="ce2" office:value-type="float" office:value="0.0409" calcext:value-type="float">
            <text:p>0.0409</text:p>
          </table:table-cell>
          <table:table-cell table:style-name="ce2" office:value-type="float" office:value="0.2408" calcext:value-type="float">
            <text:p>0.2408</text:p>
          </table:table-cell>
          <table:table-cell table:style-name="ce2" office:value-type="float" office:value="0.12731" calcext:value-type="float">
            <text:p>0.12731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5" table:formula="of:=[.B20]/SUM([.B20:.H20])" office:value-type="float" office:value="0.00285831693353609" calcext:value-type="float">
            <text:p>0.002858316933536</text:p>
          </table:table-cell>
          <table:table-cell table:style-name="ce15" table:formula="of:=[.C20]/SUM([.B20:.H20])" office:value-type="float" office:value="0.965698799087575" calcext:value-type="float">
            <text:p>0.965698799087575</text:p>
          </table:table-cell>
          <table:table-cell table:style-name="ce15" table:formula="of:=[.D20]/SUM([.B20:.H20])" office:value-type="float" office:value="0.000635259191340907" calcext:value-type="float">
            <text:p>0.000635259191341</text:p>
          </table:table-cell>
          <table:table-cell table:style-name="ce15" table:formula="of:=[.E20]/SUM([.B20:.H20])" office:value-type="float" office:value="0.00222375659719116" calcext:value-type="float">
            <text:p>0.002223756597191</text:p>
          </table:table-cell>
          <table:table-cell table:style-name="ce15" table:formula="of:=[.F20]/SUM([.B20:.H20])" office:value-type="float" office:value="0.00285831693353609" calcext:value-type="float">
            <text:p>0.002858316933536</text:p>
          </table:table-cell>
          <table:table-cell table:style-name="ce15" table:formula="of:=[.G20]/SUM([.B20:.H20])" office:value-type="float" office:value="0.0168284283030683" calcext:value-type="float">
            <text:p>0.016828428303068</text:p>
          </table:table-cell>
          <table:table-cell table:style-name="ce15" table:formula="of:=[.H20]/SUM([.B20:.H20])" office:value-type="float" office:value="0.00889712295375257" calcext:value-type="float">
            <text:p>0.008897122953753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.86325" calcext:value-type="float">
            <text:p>9.86325</text:p>
          </table:table-cell>
          <table:table-cell table:style-name="ce2" office:value-type="float" office:value="0.109" calcext:value-type="float">
            <text:p>0.109</text:p>
          </table:table-cell>
          <table:table-cell table:style-name="ce2" office:value-type="float" office:value="0.59545" calcext:value-type="float">
            <text:p>0.59545</text:p>
          </table:table-cell>
          <table:table-cell table:style-name="ce2" office:value-type="float" office:value="0.0091" calcext:value-type="float">
            <text:p>0.0091</text:p>
          </table:table-cell>
          <table:table-cell table:style-name="ce2" office:value-type="float" office:value="0.0818" calcext:value-type="float">
            <text:p>0.081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5" table:formula="of:=[.B21]/SUM([.B21:.H21])" office:value-type="float" office:value="0" calcext:value-type="float">
            <text:p>0</text:p>
          </table:table-cell>
          <table:table-cell table:style-name="ce15" table:formula="of:=[.C21]/SUM([.B21:.H21])" office:value-type="float" office:value="0" calcext:value-type="float">
            <text:p>0</text:p>
          </table:table-cell>
          <table:table-cell table:style-name="ce15" table:formula="of:=[.D21]/SUM([.B21:.H21])" office:value-type="float" office:value="0.925379505751224" calcext:value-type="float">
            <text:p>0.925379505751224</text:p>
          </table:table-cell>
          <table:table-cell table:style-name="ce15" table:formula="of:=[.E21]/SUM([.B21:.H21])" office:value-type="float" office:value="0.0102264837783574" calcext:value-type="float">
            <text:p>0.010226483778357</text:p>
          </table:table-cell>
          <table:table-cell table:style-name="ce15" table:formula="of:=[.F21]/SUM([.B21:.H21])" office:value-type="float" office:value="0.0558656859249808" calcext:value-type="float">
            <text:p>0.055865685924981</text:p>
          </table:table-cell>
          <table:table-cell table:style-name="ce15" table:formula="of:=[.G21]/SUM([.B21:.H21])" office:value-type="float" office:value="0.000853770664064699" calcext:value-type="float">
            <text:p>0.000853770664065</text:p>
          </table:table-cell>
          <table:table-cell table:style-name="ce15" table:formula="of:=[.H21]/SUM([.B21:.H21])" office:value-type="float" office:value="0.00767455388137279" calcext:value-type="float">
            <text:p>0.00767455388137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909" calcext:value-type="float">
            <text:p>0.0909</text:p>
          </table:table-cell>
          <table:table-cell table:style-name="ce2" office:value-type="float" office:value="9.672" calcext:value-type="float">
            <text:p>9.672</text:p>
          </table:table-cell>
          <table:table-cell table:style-name="ce2" office:value-type="float" office:value="0.58197" calcext:value-type="float">
            <text:p>0.5819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273" calcext:value-type="float">
            <text:p>0.1727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5" table:formula="of:=[.B22]/SUM([.B22:.H22])" office:value-type="float" office:value="0" calcext:value-type="float">
            <text:p>0</text:p>
          </table:table-cell>
          <table:table-cell table:style-name="ce15" table:formula="of:=[.C22]/SUM([.B22:.H22])" office:value-type="float" office:value="0" calcext:value-type="float">
            <text:p>0</text:p>
          </table:table-cell>
          <table:table-cell table:style-name="ce15" table:formula="of:=[.D22]/SUM([.B22:.H22])" office:value-type="float" office:value="0.00848137642755841" calcext:value-type="float">
            <text:p>0.008481376427558</text:p>
          </table:table-cell>
          <table:table-cell table:style-name="ce15" table:formula="of:=[.E22]/SUM([.B22:.H22])" office:value-type="float" office:value="0.902440844965291" calcext:value-type="float">
            <text:p>0.902440844965291</text:p>
          </table:table-cell>
          <table:table-cell table:style-name="ce15" table:formula="of:=[.F22]/SUM([.B22:.H22])" office:value-type="float" office:value="0.0543004030753154" calcext:value-type="float">
            <text:p>0.054300403075315</text:p>
          </table:table-cell>
          <table:table-cell table:style-name="ce15" table:formula="of:=[.G22]/SUM([.B22:.H22])" office:value-type="float" office:value="0.0186608942300515" calcext:value-type="float">
            <text:p>0.018660894230052</text:p>
          </table:table-cell>
          <table:table-cell table:style-name="ce15" table:formula="of:=[.H22]/SUM([.B22:.H22])" office:value-type="float" office:value="0.016116481301784" calcext:value-type="float">
            <text:p>0.01611648130178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5" table:formula="of:=[.B23]/SUM([.B23:.H23])" office:value-type="string" office:string-value="" calcext:value-type="error">
            <text:p>#DIV/0!</text:p>
          </table:table-cell>
          <table:table-cell table:style-name="ce15" table:formula="of:=[.C23]/SUM([.B23:.H23])" office:value-type="string" office:string-value="" calcext:value-type="error">
            <text:p>#DIV/0!</text:p>
          </table:table-cell>
          <table:table-cell table:style-name="ce15" table:formula="of:=[.D23]/SUM([.B23:.H23])" office:value-type="string" office:string-value="" calcext:value-type="error">
            <text:p>#DIV/0!</text:p>
          </table:table-cell>
          <table:table-cell table:style-name="ce15" table:formula="of:=[.E23]/SUM([.B23:.H23])" office:value-type="string" office:string-value="" calcext:value-type="error">
            <text:p>#DIV/0!</text:p>
          </table:table-cell>
          <table:table-cell table:style-name="ce15" table:formula="of:=[.F23]/SUM([.B23:.H23])" office:value-type="string" office:string-value="" calcext:value-type="error">
            <text:p>#DIV/0!</text:p>
          </table:table-cell>
          <table:table-cell table:style-name="ce15" table:formula="of:=[.G23]/SUM([.B23:.H23])" office:value-type="string" office:string-value="" calcext:value-type="error">
            <text:p>#DIV/0!</text:p>
          </table:table-cell>
          <table:table-cell table:style-name="ce15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542" calcext:value-type="float">
            <text:p>0.045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542" calcext:value-type="float">
            <text:p>0.195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03196" calcext:value-type="float">
            <text:p>14.03196</text:p>
          </table:table-cell>
          <table:table-cell table:style-name="ce2" office:value-type="float" office:value="0.049967" calcext:value-type="float">
            <text:p>0.04996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5" table:formula="of:=[.B24]/SUM([.B24:.H24])" office:value-type="float" office:value="0" calcext:value-type="float">
            <text:p>0</text:p>
          </table:table-cell>
          <table:table-cell table:style-name="ce15" table:formula="of:=[.C24]/SUM([.B24:.H24])" office:value-type="float" office:value="0.00317117495523037" calcext:value-type="float">
            <text:p>0.00317117495523</text:p>
          </table:table-cell>
          <table:table-cell table:style-name="ce15" table:formula="of:=[.D24]/SUM([.B24:.H24])" office:value-type="float" office:value="0" calcext:value-type="float">
            <text:p>0</text:p>
          </table:table-cell>
          <table:table-cell table:style-name="ce15" table:formula="of:=[.E24]/SUM([.B24:.H24])" office:value-type="float" office:value="0.0136440116633888" calcext:value-type="float">
            <text:p>0.013644011663389</text:p>
          </table:table-cell>
          <table:table-cell table:style-name="ce15" table:formula="of:=[.F24]/SUM([.B24:.H24])" office:value-type="float" office:value="0" calcext:value-type="float">
            <text:p>0</text:p>
          </table:table-cell>
          <table:table-cell table:style-name="ce15" table:formula="of:=[.G24]/SUM([.B24:.H24])" office:value-type="float" office:value="0.97969617183607" calcext:value-type="float">
            <text:p>0.97969617183607</text:p>
          </table:table-cell>
          <table:table-cell table:style-name="ce15" table:formula="of:=[.H24]/SUM([.B24:.H24])" office:value-type="float" office:value="0.00348864154531034" calcext:value-type="float">
            <text:p>0.0034886415453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" office:value-type="float" office:value="0.2137" calcext:value-type="float">
            <text:p>0.213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31818" calcext:value-type="float">
            <text:p>0.318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.777" calcext:value-type="float">
            <text:p>1.777</text:p>
          </table:table-cell>
          <table:table-cell table:style-name="ce2" office:value-type="float" office:value="2.74083" calcext:value-type="float">
            <text:p>2.74083</text:p>
          </table:table-cell>
          <table:table-cell table:style-name="ce2" office:value-type="float" office:value="22.936543" calcext:value-type="float">
            <text:p>22.93654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5" table:formula="of:=[.B25]/SUM([.B25:.H25])" office:value-type="float" office:value="0.00744956129334842" calcext:value-type="float">
            <text:p>0.007449561293348</text:p>
          </table:table-cell>
          <table:table-cell table:style-name="ce15" table:formula="of:=[.C25]/SUM([.B25:.H25])" office:value-type="float" office:value="0.0104579709312332" calcext:value-type="float">
            <text:p>0.010457970931233</text:p>
          </table:table-cell>
          <table:table-cell table:style-name="ce15" table:formula="of:=[.D25]/SUM([.B25:.H25])" office:value-type="float" office:value="0.0110917239696659" calcext:value-type="float">
            <text:p>0.011091723969666</text:p>
          </table:table-cell>
          <table:table-cell table:style-name="ce15" table:formula="of:=[.E25]/SUM([.B25:.H25])" office:value-type="float" office:value="0.0139439612416442" calcext:value-type="float">
            <text:p>0.013943961241644</text:p>
          </table:table-cell>
          <table:table-cell table:style-name="ce15" table:formula="of:=[.F25]/SUM([.B25:.H25])" office:value-type="float" office:value="0.0619460478160044" calcext:value-type="float">
            <text:p>0.061946047816004</text:p>
          </table:table-cell>
          <table:table-cell table:style-name="ce15" table:formula="of:=[.G25]/SUM([.B25:.H25])" office:value-type="float" office:value="0.0955450682248392" calcext:value-type="float">
            <text:p>0.095545068224839</text:p>
          </table:table-cell>
          <table:table-cell table:style-name="ce15" table:formula="of:=[.H25]/SUM([.B25:.H25])" office:value-type="float" office:value="0.799565666523265" calcext:value-type="float">
            <text:p>0.79956566652326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3.2089" calcext:value-type="float">
            <text:p>13.2089</text:p>
          </table:table-cell>
          <table:table-cell office:value-type="float" office:value="1.87699" calcext:value-type="float">
            <text:p>1.87699</text:p>
          </table:table-cell>
          <table:table-cell office:value-type="float" office:value="1.24562" calcext:value-type="float">
            <text:p>1.24562</text:p>
          </table:table-cell>
          <table:table-cell office:value-type="float" office:value="3.12277" calcext:value-type="float">
            <text:p>3.12277</text:p>
          </table:table-cell>
          <table:table-cell office:value-type="float" office:value="1.04088" calcext:value-type="float">
            <text:p>1.04088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71822" calcext:value-type="float">
            <text:p>0.7182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" table:formula="of:=[MEG.B29]/SUM([MEG.B29:.H29])" office:value-type="float" office:value="0.409228605685327" calcext:value-type="float">
            <text:p>0.409228605685327</text:p>
          </table:table-cell>
          <table:table-cell table:style-name="ce16" table:formula="of:=[MEG.C29]/SUM([MEG.B29:.H29])" office:value-type="float" office:value="0.18602709946212" calcext:value-type="float">
            <text:p>0.18602709946212</text:p>
          </table:table-cell>
          <table:table-cell table:style-name="ce16" table:formula="of:=[MEG.D29]/SUM([MEG.B29:.H29])" office:value-type="float" office:value="0.0565975549999088" calcext:value-type="float">
            <text:p>0.056597554999909</text:p>
          </table:table-cell>
          <table:table-cell table:style-name="ce16" table:formula="of:=[MEG.E29]/SUM([MEG.B29:.H29])" office:value-type="float" office:value="0.237297444311224" calcext:value-type="float">
            <text:p>0.237297444311224</text:p>
          </table:table-cell>
          <table:table-cell table:style-name="ce16" table:formula="of:=[MEG.F29]/SUM([MEG.B29:.H29])" office:value-type="float" office:value="0.0604398940140334" calcext:value-type="float">
            <text:p>0.060439894014033</text:p>
          </table:table-cell>
          <table:table-cell table:style-name="ce16" table:formula="of:=[MEG.G29]/SUM([MEG.B29:.H29])" office:value-type="float" office:value="0.0100393265301174" calcext:value-type="float">
            <text:p>0.010039326530118</text:p>
          </table:table-cell>
          <table:table-cell table:style-name="ce16" table:formula="of:=[MEG.H29]/SUM([MEG.B29:.H29])" office:value-type="float" office:value="0.0403700749972699" calcext:value-type="float">
            <text:p>0.04037007499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13.3139" calcext:value-type="float">
            <text:p>13.3139</text:p>
          </table:table-cell>
          <table:table-cell office:value-type="float" office:value="0" calcext:value-type="float">
            <text:p>0</text:p>
          </table:table-cell>
          <table:table-cell office:value-type="float" office:value="0.09094" calcext:value-type="float">
            <text:p>0.09094</text:p>
          </table:table-cell>
          <table:table-cell office:value-type="float" office:value="0" calcext:value-type="float">
            <text:p>0</text:p>
          </table:table-cell>
          <table:table-cell office:value-type="float" office:value="0.98632" calcext:value-type="float">
            <text:p>0.98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" table:formula="of:=[MEG.B30]/SUM([MEG.B30:.H30])" office:value-type="float" office:value="0" calcext:value-type="float">
            <text:p>0</text:p>
          </table:table-cell>
          <table:table-cell table:style-name="ce16" table:formula="of:=[MEG.C30]/SUM([MEG.B30:.H30])" office:value-type="float" office:value="0.914770893744288" calcext:value-type="float">
            <text:p>0.914770893744288</text:p>
          </table:table-cell>
          <table:table-cell table:style-name="ce16" table:formula="of:=[MEG.D30]/SUM([MEG.B30:.H30])" office:value-type="float" office:value="0.00315666442852305" calcext:value-type="float">
            <text:p>0.003156664428523</text:p>
          </table:table-cell>
          <table:table-cell table:style-name="ce16" table:formula="of:=[MEG.E30]/SUM([MEG.B30:.H30])" office:value-type="float" office:value="0.0198863539696008" calcext:value-type="float">
            <text:p>0.019886353969601</text:p>
          </table:table-cell>
          <table:table-cell table:style-name="ce16" table:formula="of:=[MEG.F30]/SUM([MEG.B30:.H30])" office:value-type="float" office:value="0" calcext:value-type="float">
            <text:p>0</text:p>
          </table:table-cell>
          <table:table-cell table:style-name="ce16" table:formula="of:=[MEG.G30]/SUM([MEG.B30:.H30])" office:value-type="float" office:value="0.0621860878575882" calcext:value-type="float">
            <text:p>0.062186087857588</text:p>
          </table:table-cell>
          <table:table-cell table:style-name="ce16" table:formula="of:=[MEG.H30]/SUM([MEG.B30: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09089" calcext:value-type="float">
            <text:p>0.09089</text:p>
          </table:table-cell>
          <table:table-cell office:value-type="float" office:value="6.0317" calcext:value-type="float">
            <text:p>6.0317</text:p>
          </table:table-cell>
          <table:table-cell office:value-type="float" office:value="0.46375" calcext:value-type="float">
            <text:p>0.46375</text:p>
          </table:table-cell>
          <table:table-cell office:value-type="float" office:value="3.32704" calcext:value-type="float">
            <text:p>3.32704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3228" calcext:value-type="float">
            <text:p>0.322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" table:formula="of:=[MEG.B31]/SUM([MEG.B31:.H31])" office:value-type="float" office:value="0.0781756033299029" calcext:value-type="float">
            <text:p>0.078175603329903</text:p>
          </table:table-cell>
          <table:table-cell table:style-name="ce16" table:formula="of:=[MEG.C31]/SUM([MEG.B31:.H31])" office:value-type="float" office:value="0.0429527797544627" calcext:value-type="float">
            <text:p>0.042952779754463</text:p>
          </table:table-cell>
          <table:table-cell table:style-name="ce16" table:formula="of:=[MEG.D31]/SUM([MEG.B31:.H31])" office:value-type="float" office:value="0.34536449281731" calcext:value-type="float">
            <text:p>0.34536449281731</text:p>
          </table:table-cell>
          <table:table-cell table:style-name="ce16" table:formula="of:=[MEG.E31]/SUM([MEG.B31:.H31])" office:value-type="float" office:value="0.0678688375864347" calcext:value-type="float">
            <text:p>0.067868837586435</text:p>
          </table:table-cell>
          <table:table-cell table:style-name="ce16" table:formula="of:=[MEG.F31]/SUM([MEG.B31:.H31])" office:value-type="float" office:value="0.419243050968229" calcext:value-type="float">
            <text:p>0.419243050968229</text:p>
          </table:table-cell>
          <table:table-cell table:style-name="ce16" table:formula="of:=[MEG.G31]/SUM([MEG.B31:.H31])" office:value-type="float" office:value="0.00515513117469894" calcext:value-type="float">
            <text:p>0.005155131174699</text:p>
          </table:table-cell>
          <table:table-cell table:style-name="ce16" table:formula="of:=[MEG.H31]/SUM([MEG.B31:.H31])" office:value-type="float" office:value="0.0412401043689619" calcext:value-type="float">
            <text:p>0.041240104368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51369" calcext:value-type="float">
            <text:p>0.51369</text:p>
          </table:table-cell>
          <table:table-cell office:value-type="float" office:value="0.081717" calcext:value-type="float">
            <text:p>0.081717</text:p>
          </table:table-cell>
          <table:table-cell office:value-type="float" office:value="0.672688" calcext:value-type="float">
            <text:p>0.672688</text:p>
          </table:table-cell>
          <table:table-cell office:value-type="float" office:value="6.027233" calcext:value-type="float">
            <text:p>6.027233</text:p>
          </table:table-cell>
          <table:table-cell office:value-type="float" office:value="1.977" calcext:value-type="float">
            <text:p>1.977</text:p>
          </table:table-cell>
          <table:table-cell office:value-type="float" office:value="2.18177" calcext:value-type="float">
            <text:p>2.18177</text:p>
          </table:table-cell>
          <table:table-cell office:value-type="float" office:value="1.1183" calcext:value-type="float">
            <text:p>1.118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" table:formula="of:=[MEG.B32]/SUM([MEG.B32:.H32])" office:value-type="float" office:value="0.0107899119450516" calcext:value-type="float">
            <text:p>0.010789911945052</text:p>
          </table:table-cell>
          <table:table-cell table:style-name="ce16" table:formula="of:=[MEG.C32]/SUM([MEG.B32:.H32])" office:value-type="float" office:value="0.00690558162410772" calcext:value-type="float">
            <text:p>0.006905581624108</text:p>
          </table:table-cell>
          <table:table-cell table:style-name="ce16" table:formula="of:=[MEG.D32]/SUM([MEG.B32:.H32])" office:value-type="float" office:value="0.033231865371067" calcext:value-type="float">
            <text:p>0.033231865371067</text:p>
          </table:table-cell>
          <table:table-cell table:style-name="ce16" table:formula="of:=[MEG.E32]/SUM([MEG.B32:.H32])" office:value-type="float" office:value="0.624515052136049" calcext:value-type="float">
            <text:p>0.624515052136049</text:p>
          </table:table-cell>
          <table:table-cell table:style-name="ce16" table:formula="of:=[MEG.F32]/SUM([MEG.B32:.H32])" office:value-type="float" office:value="0.126024728305764" calcext:value-type="float">
            <text:p>0.126024728305764</text:p>
          </table:table-cell>
          <table:table-cell table:style-name="ce16" table:formula="of:=[MEG.G32]/SUM([MEG.B32:.H32])" office:value-type="float" office:value="0.0302087151041677" calcext:value-type="float">
            <text:p>0.030208715104168</text:p>
          </table:table-cell>
          <table:table-cell table:style-name="ce16" table:formula="of:=[MEG.H32]/SUM([MEG.B32:.H32])" office:value-type="float" office:value="0.168324145513793" calcext:value-type="float">
            <text:p>0.16832414551379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" table:formula="of:=[MEG.B33]/SUM([MEG.B33:.H33])" office:value-type="string" office:string-value="" calcext:value-type="error">
            <text:p>#DIV/0!</text:p>
          </table:table-cell>
          <table:table-cell table:style-name="ce16" table:formula="of:=[MEG.C33]/SUM([MEG.B33:.H33])" office:value-type="string" office:string-value="" calcext:value-type="error">
            <text:p>#DIV/0!</text:p>
          </table:table-cell>
          <table:table-cell table:style-name="ce16" table:formula="of:=[MEG.D33]/SUM([MEG.B33:.H33])" office:value-type="string" office:string-value="" calcext:value-type="error">
            <text:p>#DIV/0!</text:p>
          </table:table-cell>
          <table:table-cell table:style-name="ce16" table:formula="of:=[MEG.E33]/SUM([MEG.B33:.H33])" office:value-type="string" office:string-value="" calcext:value-type="error">
            <text:p>#DIV/0!</text:p>
          </table:table-cell>
          <table:table-cell table:style-name="ce16" table:formula="of:=[MEG.F33]/SUM([MEG.B33:.H33])" office:value-type="string" office:string-value="" calcext:value-type="error">
            <text:p>#DIV/0!</text:p>
          </table:table-cell>
          <table:table-cell table:style-name="ce16" table:formula="of:=[MEG.G33]/SUM([MEG.B33:.H33])" office:value-type="string" office:string-value="" calcext:value-type="error">
            <text:p>#DIV/0!</text:p>
          </table:table-cell>
          <table:table-cell table:style-name="ce16" table:formula="of:=[MEG.H33]/SUM([MEG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0.0546" calcext:value-type="float">
            <text:p>0.0546</text:p>
          </table:table-cell>
          <table:table-cell office:value-type="float" office:value="0" calcext:value-type="float">
            <text:p>0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273" calcext:value-type="float">
            <text:p>0.0273</text:p>
          </table:table-cell>
          <table:table-cell office:value-type="float" office:value="13.7868" calcext:value-type="float">
            <text:p>13.7868</text:p>
          </table:table-cell>
          <table:table-cell office:value-type="float" office:value="0.3545" calcext:value-type="float">
            <text:p>0.354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" table:formula="of:=[MEG.B34]/SUM([MEG.B34:.H34])" office:value-type="float" office:value="0" calcext:value-type="float">
            <text:p>0</text:p>
          </table:table-cell>
          <table:table-cell table:style-name="ce16" table:formula="of:=[MEG.C34]/SUM([MEG.B34:.H34])" office:value-type="float" office:value="0" calcext:value-type="float">
            <text:p>0</text:p>
          </table:table-cell>
          <table:table-cell table:style-name="ce16" table:formula="of:=[MEG.D34]/SUM([MEG.B34:.H34])" office:value-type="float" office:value="0.00317600932262833" calcext:value-type="float">
            <text:p>0.003176009322628</text:p>
          </table:table-cell>
          <table:table-cell table:style-name="ce16" table:formula="of:=[MEG.E34]/SUM([MEG.B34:.H34])" office:value-type="float" office:value="0" calcext:value-type="float">
            <text:p>0</text:p>
          </table:table-cell>
          <table:table-cell table:style-name="ce16" table:formula="of:=[MEG.F34]/SUM([MEG.B34:.H34])" office:value-type="float" office:value="0" calcext:value-type="float">
            <text:p>0</text:p>
          </table:table-cell>
          <table:table-cell table:style-name="ce16" table:formula="of:=[MEG.G34]/SUM([MEG.B34:.H34])" office:value-type="float" office:value="0.989201847758349" calcext:value-type="float">
            <text:p>0.989201847758349</text:p>
          </table:table-cell>
          <table:table-cell table:style-name="ce16" table:formula="of:=[MEG.H34]/SUM([MEG.B34:.H34])" office:value-type="float" office:value="0.00762214291902224" calcext:value-type="float">
            <text:p>0.007622142919022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.68176" calcext:value-type="float">
            <text:p>0.68176</text:p>
          </table:table-cell>
          <table:table-cell office:value-type="float" office:value="0.7363" calcext:value-type="float">
            <text:p>0.7363</text:p>
          </table:table-cell>
          <table:table-cell office:value-type="float" office:value="0.91822" calcext:value-type="float">
            <text:p>0.91822</text:p>
          </table:table-cell>
          <table:table-cell office:value-type="float" office:value="0.9909" calcext:value-type="float">
            <text:p>0.9909</text:p>
          </table:table-cell>
          <table:table-cell office:value-type="float" office:value="7.60034" calcext:value-type="float">
            <text:p>7.60034</text:p>
          </table:table-cell>
          <table:table-cell office:value-type="float" office:value="0.49091" calcext:value-type="float">
            <text:p>0.49091</text:p>
          </table:table-cell>
          <table:table-cell office:value-type="float" office:value="17.26804" calcext:value-type="float">
            <text:p>17.2680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" table:formula="of:=[MEG.B35]/SUM([MEG.B35:.H35])" office:value-type="float" office:value="0.0136904891517231" calcext:value-type="float">
            <text:p>0.013690489151723</text:p>
          </table:table-cell>
          <table:table-cell table:style-name="ce16" table:formula="of:=[MEG.C35]/SUM([MEG.B35:.H35])" office:value-type="float" office:value="0.0133740781196682" calcext:value-type="float">
            <text:p>0.013374078119668</text:p>
          </table:table-cell>
          <table:table-cell table:style-name="ce16" table:formula="of:=[MEG.D35]/SUM([MEG.B35:.H35])" office:value-type="float" office:value="0.0114873821407851" calcext:value-type="float">
            <text:p>0.011487382140785</text:p>
          </table:table-cell>
          <table:table-cell table:style-name="ce16" table:formula="of:=[MEG.E35]/SUM([MEG.B35:.H35])" office:value-type="float" office:value="0.0435894969123441" calcext:value-type="float">
            <text:p>0.043589496912344</text:p>
          </table:table-cell>
          <table:table-cell table:style-name="ce16" table:formula="of:=[MEG.F35]/SUM([MEG.B35:.H35])" office:value-type="float" office:value="0.224392195697662" calcext:value-type="float">
            <text:p>0.224392195697662</text:p>
          </table:table-cell>
          <table:table-cell table:style-name="ce16" table:formula="of:=[MEG.G35]/SUM([MEG.B35:.H35])" office:value-type="float" office:value="0.0220296853783866" calcext:value-type="float">
            <text:p>0.022029685378387</text:p>
          </table:table-cell>
          <table:table-cell table:style-name="ce16" table:formula="of:=[MEG.H35]/SUM([MEG.B35:.H35])" office:value-type="float" office:value="0.671436672599431" calcext:value-type="float">
            <text:p>0.671436672599431</text:p>
          </table:table-cell>
        </table:table-row>
        <calcext:conditional-formats>
          <calcext:conditional-format calcext:target-range-address="Fusion.L19:Fusion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9:Fusion.R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9:Fusion.R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Transform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0:20:51.563318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08-15T17:16:40.472829419</dc:date>
    <meta:editing-duration>PT10H6M13S</meta:editing-duration>
    <meta:editing-cycles>43</meta:editing-cycles>
    <meta:generator>LibreOffice/5.3.1.2$Linux_X86_64 LibreOffice_project/30m0$Build-2</meta:generator>
    <meta:document-statistic meta:table-count="8" meta:cell-count="1402" meta:object-count="0"/>
  </office:meta>
</office:document-meta>
</file>